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080001">
            <text:p>SNOANTMEN08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AGOSTO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5309433.5">
            <text:p>5309433,50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080001','2014-08-31','---','-------------------------','2110104020000000001','SCGCMP','SNOANTMEN080001','H','PROVISION ANTIGUEDAD DE PRESTACIONES SOCIALES NOMINA MENSUAL AGOSTO 2014',5309433,5,0);">
            <text:p>INSERT INTO scg_dt_cmp VALUES('0001','SCGCMP','SNOANTMEN080001','2014-08-31','---','-------------------------','2110104020000000001','SCGCMP','SNOANTMEN080001','H','PROVISION ANTIGUEDAD DE PRESTACIONES SOCIALES NOMINA MENSUAL AGOSTO 2014',5309433,5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000</text:p>
          </table:table-cell>
          <table:table-cell table:style-name="ce6" office:value-type="float" office:value="156943.32">
            <text:p>156.943,32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080001','2014-08-31','---','-------------------------','6110800002000000001','SCGCMP','SNOANTMEN080001','D','PROVISION ANTIGUEDAD DE PRESTACIONES SOCIALES NOMINA MENSUAL AGOSTO 2014',156943,32,1);">
            <text:p>INSERT INTO scg_dt_cmp VALUES('0001','SCGCMP','SNOANTMEN080001','2014-08-31','---','-------------------------','6110800002000000001','SCGCMP','SNOANTMEN080001','D','PROVISION ANTIGUEDAD DE PRESTACIONES SOCIALES NOMINA MENSUAL AGOSTO 2014',156943,32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903</text:p>
          </table:table-cell>
          <table:table-cell table:style-name="ce6" office:value-type="float" office:value="25042.07">
            <text:p>25.042,07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080001','2014-08-31','---','-------------------------','6110800002903000001','SCGCMP','SNOANTMEN080001','D','PROVISION ANTIGUEDAD DE PRESTACIONES SOCIALES NOMINA MENSUAL AGOSTO 2014',25042,07,2);">
            <text:p>INSERT INTO scg_dt_cmp VALUES('0001','SCGCMP','SNOANTMEN080001','2014-08-31','---','-------------------------','6110800002903000001','SCGCMP','SNOANTMEN080001','D','PROVISION ANTIGUEDAD DE PRESTACIONES SOCIALES NOMINA MENSUAL AGOSTO 2014',25042,07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303</text:p>
          </table:table-cell>
          <table:table-cell table:style-name="ce6" office:value-type="float" office:value="27205.69">
            <text:p>27.205,69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080001','2014-08-31','---','-------------------------','6110800002303000001','SCGCMP','SNOANTMEN080001','D','PROVISION ANTIGUEDAD DE PRESTACIONES SOCIALES NOMINA MENSUAL AGOSTO 2014',27205,69,3);">
            <text:p>INSERT INTO scg_dt_cmp VALUES('0001','SCGCMP','SNOANTMEN080001','2014-08-31','---','-------------------------','6110800002303000001','SCGCMP','SNOANTMEN080001','D','PROVISION ANTIGUEDAD DE PRESTACIONES SOCIALES NOMINA MENSUAL AGOSTO 2014',27205,69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003</text:p>
          </table:table-cell>
          <table:table-cell table:style-name="ce6" office:value-type="float" office:value="79140.52">
            <text:p>79.140,52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080001','2014-08-31','---','-------------------------','6110800002003000001','SCGCMP','SNOANTMEN080001','D','PROVISION ANTIGUEDAD DE PRESTACIONES SOCIALES NOMINA MENSUAL AGOSTO 2014',79140,52,4);">
            <text:p>INSERT INTO scg_dt_cmp VALUES('0001','SCGCMP','SNOANTMEN080001','2014-08-31','---','-------------------------','6110800002003000001','SCGCMP','SNOANTMEN080001','D','PROVISION ANTIGUEDAD DE PRESTACIONES SOCIALES NOMINA MENSUAL AGOSTO 2014',79140,52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003</text:p>
          </table:table-cell>
          <table:table-cell table:style-name="ce6" office:value-type="float" office:value="19777.9">
            <text:p>19.777,90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080001','2014-08-31','---','-------------------------','6110800003003000001','SCGCMP','SNOANTMEN080001','D','PROVISION ANTIGUEDAD DE PRESTACIONES SOCIALES NOMINA MENSUAL AGOSTO 2014',19777,9,5);">
            <text:p>INSERT INTO scg_dt_cmp VALUES('0001','SCGCMP','SNOANTMEN080001','2014-08-31','---','-------------------------','6110800003003000001','SCGCMP','SNOANTMEN080001','D','PROVISION ANTIGUEDAD DE PRESTACIONES SOCIALES NOMINA MENSUAL AGOSTO 2014',19777,9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500</text:p>
          </table:table-cell>
          <table:table-cell table:style-name="ce6" office:value-type="float" office:value="55108.03">
            <text:p>55.108,03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080001','2014-08-31','---','-------------------------','6110800003500000001','SCGCMP','SNOANTMEN080001','D','PROVISION ANTIGUEDAD DE PRESTACIONES SOCIALES NOMINA MENSUAL AGOSTO 2014',55108,03,6);">
            <text:p>INSERT INTO scg_dt_cmp VALUES('0001','SCGCMP','SNOANTMEN080001','2014-08-31','---','-------------------------','6110800003500000001','SCGCMP','SNOANTMEN080001','D','PROVISION ANTIGUEDAD DE PRESTACIONES SOCIALES NOMINA MENSUAL AGOSTO 2014',55108,03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9</text:p>
          </table:table-cell>
          <table:table-cell table:style-name="ce6" office:value-type="float" office:value="14371.48">
            <text:p>14.371,48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080001','2014-08-31','---','-------------------------','6110800004509000001','SCGCMP','SNOANTMEN080001','D','PROVISION ANTIGUEDAD DE PRESTACIONES SOCIALES NOMINA MENSUAL AGOSTO 2014',14371,48,7);">
            <text:p>INSERT INTO scg_dt_cmp VALUES('0001','SCGCMP','SNOANTMEN080001','2014-08-31','---','-------------------------','6110800004509000001','SCGCMP','SNOANTMEN080001','D','PROVISION ANTIGUEDAD DE PRESTACIONES SOCIALES NOMINA MENSUAL AGOSTO 2014',14371,48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800</text:p>
          </table:table-cell>
          <table:table-cell table:style-name="ce6" office:value-type="float" office:value="5238.24">
            <text:p>5.238,24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080001','2014-08-31','---','-------------------------','6110800003800000001','SCGCMP','SNOANTMEN080001','D','PROVISION ANTIGUEDAD DE PRESTACIONES SOCIALES NOMINA MENSUAL AGOSTO 2014',5238,24,8);">
            <text:p>INSERT INTO scg_dt_cmp VALUES('0001','SCGCMP','SNOANTMEN080001','2014-08-31','---','-------------------------','6110800003800000001','SCGCMP','SNOANTMEN080001','D','PROVISION ANTIGUEDAD DE PRESTACIONES SOCIALES NOMINA MENSUAL AGOSTO 2014',5238,24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1100</text:p>
          </table:table-cell>
          <table:table-cell table:style-name="ce6" office:value-type="float" office:value="63264.77">
            <text:p>63.264,77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080001','2014-08-31','---','-------------------------','6110800001100000001','SCGCMP','SNOANTMEN080001','D','PROVISION ANTIGUEDAD DE PRESTACIONES SOCIALES NOMINA MENSUAL AGOSTO 2014',63264,77,9);">
            <text:p>INSERT INTO scg_dt_cmp VALUES('0001','SCGCMP','SNOANTMEN080001','2014-08-31','---','-------------------------','6110800001100000001','SCGCMP','SNOANTMEN080001','D','PROVISION ANTIGUEDAD DE PRESTACIONES SOCIALES NOMINA MENSUAL AGOSTO 2014',63264,77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802</text:p>
          </table:table-cell>
          <table:table-cell table:style-name="ce6" office:value-type="float" office:value="21148.09">
            <text:p>21.148,09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080001','2014-08-31','---','-------------------------','6110800002802000001','SCGCMP','SNOANTMEN080001','D','PROVISION ANTIGUEDAD DE PRESTACIONES SOCIALES NOMINA MENSUAL AGOSTO 2014',21148,09,10);">
            <text:p>INSERT INTO scg_dt_cmp VALUES('0001','SCGCMP','SNOANTMEN080001','2014-08-31','---','-------------------------','6110800002802000001','SCGCMP','SNOANTMEN080001','D','PROVISION ANTIGUEDAD DE PRESTACIONES SOCIALES NOMINA MENSUAL AGOSTO 2014',21148,09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501</text:p>
          </table:table-cell>
          <table:table-cell table:style-name="ce6" office:value-type="float" office:value="41523.72">
            <text:p>41.523,72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080001','2014-08-31','---','-------------------------','6110800002501000001','SCGCMP','SNOANTMEN080001','D','PROVISION ANTIGUEDAD DE PRESTACIONES SOCIALES NOMINA MENSUAL AGOSTO 2014',41523,72,11);">
            <text:p>INSERT INTO scg_dt_cmp VALUES('0001','SCGCMP','SNOANTMEN080001','2014-08-31','---','-------------------------','6110800002501000001','SCGCMP','SNOANTMEN080001','D','PROVISION ANTIGUEDAD DE PRESTACIONES SOCIALES NOMINA MENSUAL AGOSTO 2014',41523,72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203</text:p>
          </table:table-cell>
          <table:table-cell table:style-name="ce6" office:value-type="float" office:value="95215.09">
            <text:p>95.215,09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080001','2014-08-31','---','-------------------------','6110800003203000001','SCGCMP','SNOANTMEN080001','D','PROVISION ANTIGUEDAD DE PRESTACIONES SOCIALES NOMINA MENSUAL AGOSTO 2014',95215,09,12);">
            <text:p>INSERT INTO scg_dt_cmp VALUES('0001','SCGCMP','SNOANTMEN080001','2014-08-31','---','-------------------------','6110800003203000001','SCGCMP','SNOANTMEN080001','D','PROVISION ANTIGUEDAD DE PRESTACIONES SOCIALES NOMINA MENSUAL AGOSTO 2014',95215,09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902</text:p>
          </table:table-cell>
          <table:table-cell table:style-name="ce6" office:value-type="float" office:value="69248.46">
            <text:p>69.248,46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080001','2014-08-31','---','-------------------------','6110800002902000001','SCGCMP','SNOANTMEN080001','D','PROVISION ANTIGUEDAD DE PRESTACIONES SOCIALES NOMINA MENSUAL AGOSTO 2014',69248,46,13);">
            <text:p>INSERT INTO scg_dt_cmp VALUES('0001','SCGCMP','SNOANTMEN080001','2014-08-31','---','-------------------------','6110800002902000001','SCGCMP','SNOANTMEN080001','D','PROVISION ANTIGUEDAD DE PRESTACIONES SOCIALES NOMINA MENSUAL AGOSTO 2014',69248,46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1</text:p>
          </table:table-cell>
          <table:table-cell table:style-name="ce6" office:value-type="float" office:value="61614.48">
            <text:p>61.614,48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080001','2014-08-31','---','-------------------------','6110800004501000001','SCGCMP','SNOANTMEN080001','D','PROVISION ANTIGUEDAD DE PRESTACIONES SOCIALES NOMINA MENSUAL AGOSTO 2014',61614,48,14);">
            <text:p>INSERT INTO scg_dt_cmp VALUES('0001','SCGCMP','SNOANTMEN080001','2014-08-31','---','-------------------------','6110800004501000001','SCGCMP','SNOANTMEN080001','D','PROVISION ANTIGUEDAD DE PRESTACIONES SOCIALES NOMINA MENSUAL AGOSTO 2014',61614,48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701</text:p>
          </table:table-cell>
          <table:table-cell table:style-name="ce6" office:value-type="float" office:value="34562.13">
            <text:p>34.562,13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080001','2014-08-31','---','-------------------------','6110800002701000001','SCGCMP','SNOANTMEN080001','D','PROVISION ANTIGUEDAD DE PRESTACIONES SOCIALES NOMINA MENSUAL AGOSTO 2014',34562,13,15);">
            <text:p>INSERT INTO scg_dt_cmp VALUES('0001','SCGCMP','SNOANTMEN080001','2014-08-31','---','-------------------------','6110800002701000001','SCGCMP','SNOANTMEN080001','D','PROVISION ANTIGUEDAD DE PRESTACIONES SOCIALES NOMINA MENSUAL AGOSTO 2014',34562,13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808</text:p>
          </table:table-cell>
          <table:table-cell table:style-name="ce6" office:value-type="float" office:value="11765.48">
            <text:p>11.765,48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080001','2014-08-31','---','-------------------------','6110800002808000001','SCGCMP','SNOANTMEN080001','D','PROVISION ANTIGUEDAD DE PRESTACIONES SOCIALES NOMINA MENSUAL AGOSTO 2014',11765,48,16);">
            <text:p>INSERT INTO scg_dt_cmp VALUES('0001','SCGCMP','SNOANTMEN080001','2014-08-31','---','-------------------------','6110800002808000001','SCGCMP','SNOANTMEN080001','D','PROVISION ANTIGUEDAD DE PRESTACIONES SOCIALES NOMINA MENSUAL AGOSTO 2014',11765,48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102</text:p>
          </table:table-cell>
          <table:table-cell table:style-name="ce6" office:value-type="float" office:value="15614.24">
            <text:p>15.614,24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080001','2014-08-31','---','-------------------------','6110800002102000001','SCGCMP','SNOANTMEN080001','D','PROVISION ANTIGUEDAD DE PRESTACIONES SOCIALES NOMINA MENSUAL AGOSTO 2014',15614,24,17);">
            <text:p>INSERT INTO scg_dt_cmp VALUES('0001','SCGCMP','SNOANTMEN080001','2014-08-31','---','-------------------------','6110800002102000001','SCGCMP','SNOANTMEN080001','D','PROVISION ANTIGUEDAD DE PRESTACIONES SOCIALES NOMINA MENSUAL AGOSTO 2014',15614,24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3</text:p>
          </table:table-cell>
          <table:table-cell table:style-name="ce6" office:value-type="float" office:value="146991.97">
            <text:p>146.991,97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080001','2014-08-31','---','-------------------------','6110800004503000001','SCGCMP','SNOANTMEN080001','D','PROVISION ANTIGUEDAD DE PRESTACIONES SOCIALES NOMINA MENSUAL AGOSTO 2014',146991,97,18);">
            <text:p>INSERT INTO scg_dt_cmp VALUES('0001','SCGCMP','SNOANTMEN080001','2014-08-31','---','-------------------------','6110800004503000001','SCGCMP','SNOANTMEN080001','D','PROVISION ANTIGUEDAD DE PRESTACIONES SOCIALES NOMINA MENSUAL AGOSTO 2014',146991,97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1200</text:p>
          </table:table-cell>
          <table:table-cell table:style-name="ce6" office:value-type="float" office:value="23491.33">
            <text:p>23.491,33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080001','2014-08-31','---','-------------------------','6110800001200000001','SCGCMP','SNOANTMEN080001','D','PROVISION ANTIGUEDAD DE PRESTACIONES SOCIALES NOMINA MENSUAL AGOSTO 2014',23491,33,19);">
            <text:p>INSERT INTO scg_dt_cmp VALUES('0001','SCGCMP','SNOANTMEN080001','2014-08-31','---','-------------------------','6110800001200000001','SCGCMP','SNOANTMEN080001','D','PROVISION ANTIGUEDAD DE PRESTACIONES SOCIALES NOMINA MENSUAL AGOSTO 2014',23491,33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304</text:p>
          </table:table-cell>
          <table:table-cell table:style-name="ce6" office:value-type="float" office:value="58609.62">
            <text:p>58.609,62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080001','2014-08-31','---','-------------------------','6110800003304000001','SCGCMP','SNOANTMEN080001','D','PROVISION ANTIGUEDAD DE PRESTACIONES SOCIALES NOMINA MENSUAL AGOSTO 2014',58609,62,20);">
            <text:p>INSERT INTO scg_dt_cmp VALUES('0001','SCGCMP','SNOANTMEN080001','2014-08-31','---','-------------------------','6110800003304000001','SCGCMP','SNOANTMEN080001','D','PROVISION ANTIGUEDAD DE PRESTACIONES SOCIALES NOMINA MENSUAL AGOSTO 2014',58609,62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502</text:p>
          </table:table-cell>
          <table:table-cell table:style-name="ce6" office:value-type="float" office:value="28665.95">
            <text:p>28.665,95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080001','2014-08-31','---','-------------------------','6110800002502000001','SCGCMP','SNOANTMEN080001','D','PROVISION ANTIGUEDAD DE PRESTACIONES SOCIALES NOMINA MENSUAL AGOSTO 2014',28665,95,21);">
            <text:p>INSERT INTO scg_dt_cmp VALUES('0001','SCGCMP','SNOANTMEN080001','2014-08-31','---','-------------------------','6110800002502000001','SCGCMP','SNOANTMEN080001','D','PROVISION ANTIGUEDAD DE PRESTACIONES SOCIALES NOMINA MENSUAL AGOSTO 2014',28665,95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600</text:p>
          </table:table-cell>
          <table:table-cell table:style-name="ce6" office:value-type="float" office:value="22774.8">
            <text:p>22.774,80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080001','2014-08-31','---','-------------------------','6110800002600000001','SCGCMP','SNOANTMEN080001','D','PROVISION ANTIGUEDAD DE PRESTACIONES SOCIALES NOMINA MENSUAL AGOSTO 2014',22774,8,22);">
            <text:p>INSERT INTO scg_dt_cmp VALUES('0001','SCGCMP','SNOANTMEN080001','2014-08-31','---','-------------------------','6110800002600000001','SCGCMP','SNOANTMEN080001','D','PROVISION ANTIGUEDAD DE PRESTACIONES SOCIALES NOMINA MENSUAL AGOSTO 2014',22774,8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2</text:p>
          </table:table-cell>
          <table:table-cell table:style-name="ce6" office:value-type="float" office:value="130257.9">
            <text:p>130.257,90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080001','2014-08-31','---','-------------------------','6110800004502000001','SCGCMP','SNOANTMEN080001','D','PROVISION ANTIGUEDAD DE PRESTACIONES SOCIALES NOMINA MENSUAL AGOSTO 2014',130257,9,23);">
            <text:p>INSERT INTO scg_dt_cmp VALUES('0001','SCGCMP','SNOANTMEN080001','2014-08-31','---','-------------------------','6110800004502000001','SCGCMP','SNOANTMEN080001','D','PROVISION ANTIGUEDAD DE PRESTACIONES SOCIALES NOMINA MENSUAL AGOSTO 2014',130257,9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400</text:p>
          </table:table-cell>
          <table:table-cell table:style-name="ce6" office:value-type="float" office:value="33722.75">
            <text:p>33.722,75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080001','2014-08-31','---','-------------------------','6110800003400000001','SCGCMP','SNOANTMEN080001','D','PROVISION ANTIGUEDAD DE PRESTACIONES SOCIALES NOMINA MENSUAL AGOSTO 2014',33722,75,24);">
            <text:p>INSERT INTO scg_dt_cmp VALUES('0001','SCGCMP','SNOANTMEN080001','2014-08-31','---','-------------------------','6110800003400000001','SCGCMP','SNOANTMEN080001','D','PROVISION ANTIGUEDAD DE PRESTACIONES SOCIALES NOMINA MENSUAL AGOSTO 2014',33722,75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200</text:p>
          </table:table-cell>
          <table:table-cell table:style-name="ce6" office:value-type="float" office:value="16824.61">
            <text:p>16.824,61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080001','2014-08-31','---','-------------------------','6110800004200000001','SCGCMP','SNOANTMEN080001','D','PROVISION ANTIGUEDAD DE PRESTACIONES SOCIALES NOMINA MENSUAL AGOSTO 2014',16824,61,25);">
            <text:p>INSERT INTO scg_dt_cmp VALUES('0001','SCGCMP','SNOANTMEN080001','2014-08-31','---','-------------------------','6110800004200000001','SCGCMP','SNOANTMEN080001','D','PROVISION ANTIGUEDAD DE PRESTACIONES SOCIALES NOMINA MENSUAL AGOSTO 2014',16824,61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602</text:p>
          </table:table-cell>
          <table:table-cell table:style-name="ce6" office:value-type="float" office:value="15542.27">
            <text:p>15.542,27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080001','2014-08-31','---','-------------------------','6110800004602000001','SCGCMP','SNOANTMEN080001','D','PROVISION ANTIGUEDAD DE PRESTACIONES SOCIALES NOMINA MENSUAL AGOSTO 2014',15542,27,26);">
            <text:p>INSERT INTO scg_dt_cmp VALUES('0001','SCGCMP','SNOANTMEN080001','2014-08-31','---','-------------------------','6110800004602000001','SCGCMP','SNOANTMEN080001','D','PROVISION ANTIGUEDAD DE PRESTACIONES SOCIALES NOMINA MENSUAL AGOSTO 2014',15542,27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503</text:p>
          </table:table-cell>
          <table:table-cell table:style-name="ce6" office:value-type="float" office:value="58161.85">
            <text:p>58.161,85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080001','2014-08-31','---','-------------------------','6110800002503000001','SCGCMP','SNOANTMEN080001','D','PROVISION ANTIGUEDAD DE PRESTACIONES SOCIALES NOMINA MENSUAL AGOSTO 2014',58161,85,27);">
            <text:p>INSERT INTO scg_dt_cmp VALUES('0001','SCGCMP','SNOANTMEN080001','2014-08-31','---','-------------------------','6110800002503000001','SCGCMP','SNOANTMEN080001','D','PROVISION ANTIGUEDAD DE PRESTACIONES SOCIALES NOMINA MENSUAL AGOSTO 2014',58161,85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201</text:p>
          </table:table-cell>
          <table:table-cell table:style-name="ce6" office:value-type="float" office:value="74203.46">
            <text:p>74.203,46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080001','2014-08-31','---','-------------------------','6110800004201000001','SCGCMP','SNOANTMEN080001','D','PROVISION ANTIGUEDAD DE PRESTACIONES SOCIALES NOMINA MENSUAL AGOSTO 2014',74203,46,28);">
            <text:p>INSERT INTO scg_dt_cmp VALUES('0001','SCGCMP','SNOANTMEN080001','2014-08-31','---','-------------------------','6110800004201000001','SCGCMP','SNOANTMEN080001','D','PROVISION ANTIGUEDAD DE PRESTACIONES SOCIALES NOMINA MENSUAL AGOSTO 2014',74203,46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806</text:p>
          </table:table-cell>
          <table:table-cell table:style-name="ce6" office:value-type="float" office:value="14713.34">
            <text:p>14.713,34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080001','2014-08-31','---','-------------------------','6110800002806000001','SCGCMP','SNOANTMEN080001','D','PROVISION ANTIGUEDAD DE PRESTACIONES SOCIALES NOMINA MENSUAL AGOSTO 2014',14713,34,29);">
            <text:p>INSERT INTO scg_dt_cmp VALUES('0001','SCGCMP','SNOANTMEN080001','2014-08-31','---','-------------------------','6110800002806000001','SCGCMP','SNOANTMEN080001','D','PROVISION ANTIGUEDAD DE PRESTACIONES SOCIALES NOMINA MENSUAL AGOSTO 2014',14713,34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104</text:p>
          </table:table-cell>
          <table:table-cell table:style-name="ce6" office:value-type="float" office:value="118426.47">
            <text:p>118.426,47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080001','2014-08-31','---','-------------------------','6110800003104000001','SCGCMP','SNOANTMEN080001','D','PROVISION ANTIGUEDAD DE PRESTACIONES SOCIALES NOMINA MENSUAL AGOSTO 2014',118426,47,30);">
            <text:p>INSERT INTO scg_dt_cmp VALUES('0001','SCGCMP','SNOANTMEN080001','2014-08-31','---','-------------------------','6110800003104000001','SCGCMP','SNOANTMEN080001','D','PROVISION ANTIGUEDAD DE PRESTACIONES SOCIALES NOMINA MENSUAL AGOSTO 2014',118426,47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005</text:p>
          </table:table-cell>
          <table:table-cell table:style-name="ce6" office:value-type="float" office:value="39722.7">
            <text:p>39.722,70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080001','2014-08-31','---','-------------------------','6110800002005000001','SCGCMP','SNOANTMEN080001','D','PROVISION ANTIGUEDAD DE PRESTACIONES SOCIALES NOMINA MENSUAL AGOSTO 2014',39722,7,31);">
            <text:p>INSERT INTO scg_dt_cmp VALUES('0001','SCGCMP','SNOANTMEN080001','2014-08-31','---','-------------------------','6110800002005000001','SCGCMP','SNOANTMEN080001','D','PROVISION ANTIGUEDAD DE PRESTACIONES SOCIALES NOMINA MENSUAL AGOSTO 2014',39722,7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001</text:p>
          </table:table-cell>
          <table:table-cell table:style-name="ce6" office:value-type="float" office:value="72120.94">
            <text:p>72.120,94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080001','2014-08-31','---','-------------------------','6110800003001000001','SCGCMP','SNOANTMEN080001','D','PROVISION ANTIGUEDAD DE PRESTACIONES SOCIALES NOMINA MENSUAL AGOSTO 2014',72120,94,32);">
            <text:p>INSERT INTO scg_dt_cmp VALUES('0001','SCGCMP','SNOANTMEN080001','2014-08-31','---','-------------------------','6110800003001000001','SCGCMP','SNOANTMEN080001','D','PROVISION ANTIGUEDAD DE PRESTACIONES SOCIALES NOMINA MENSUAL AGOSTO 2014',72120,94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103</text:p>
          </table:table-cell>
          <table:table-cell table:style-name="ce6" office:value-type="float" office:value="33618.51">
            <text:p>33.618,51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080001','2014-08-31','---','-------------------------','6110800003103000001','SCGCMP','SNOANTMEN080001','D','PROVISION ANTIGUEDAD DE PRESTACIONES SOCIALES NOMINA MENSUAL AGOSTO 2014',33618,51,33);">
            <text:p>INSERT INTO scg_dt_cmp VALUES('0001','SCGCMP','SNOANTMEN080001','2014-08-31','---','-------------------------','6110800003103000001','SCGCMP','SNOANTMEN080001','D','PROVISION ANTIGUEDAD DE PRESTACIONES SOCIALES NOMINA MENSUAL AGOSTO 2014',33618,51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104</text:p>
          </table:table-cell>
          <table:table-cell table:style-name="ce6" office:value-type="float" office:value="2402.93">
            <text:p>2.402,93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080001','2014-08-31','---','-------------------------','6110800002104000001','SCGCMP','SNOANTMEN080001','D','PROVISION ANTIGUEDAD DE PRESTACIONES SOCIALES NOMINA MENSUAL AGOSTO 2014',2402,93,34);">
            <text:p>INSERT INTO scg_dt_cmp VALUES('0001','SCGCMP','SNOANTMEN080001','2014-08-31','---','-------------------------','6110800002104000001','SCGCMP','SNOANTMEN080001','D','PROVISION ANTIGUEDAD DE PRESTACIONES SOCIALES NOMINA MENSUAL AGOSTO 2014',2402,93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5</text:p>
          </table:table-cell>
          <table:table-cell table:style-name="ce6" office:value-type="float" office:value="89967.34">
            <text:p>89.967,34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080001','2014-08-31','---','-------------------------','6110800004505000001','SCGCMP','SNOANTMEN080001','D','PROVISION ANTIGUEDAD DE PRESTACIONES SOCIALES NOMINA MENSUAL AGOSTO 2014',89967,34,35);">
            <text:p>INSERT INTO scg_dt_cmp VALUES('0001','SCGCMP','SNOANTMEN080001','2014-08-31','---','-------------------------','6110800004505000001','SCGCMP','SNOANTMEN080001','D','PROVISION ANTIGUEDAD DE PRESTACIONES SOCIALES NOMINA MENSUAL AGOSTO 2014',89967,34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600</text:p>
          </table:table-cell>
          <table:table-cell table:style-name="ce6" office:value-type="float" office:value="5386.2">
            <text:p>5.386,20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080001','2014-08-31','---','-------------------------','6110800003600000001','SCGCMP','SNOANTMEN080001','D','PROVISION ANTIGUEDAD DE PRESTACIONES SOCIALES NOMINA MENSUAL AGOSTO 2014',5386,2,36);">
            <text:p>INSERT INTO scg_dt_cmp VALUES('0001','SCGCMP','SNOANTMEN080001','2014-08-31','---','-------------------------','6110800003600000001','SCGCMP','SNOANTMEN080001','D','PROVISION ANTIGUEDAD DE PRESTACIONES SOCIALES NOMINA MENSUAL AGOSTO 2014',5386,2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902</text:p>
          </table:table-cell>
          <table:table-cell table:style-name="ce6" office:value-type="float" office:value="16569.97">
            <text:p>16.569,97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080001','2014-08-31','---','-------------------------','6110800003902000001','SCGCMP','SNOANTMEN080001','D','PROVISION ANTIGUEDAD DE PRESTACIONES SOCIALES NOMINA MENSUAL AGOSTO 2014',16569,97,37);">
            <text:p>INSERT INTO scg_dt_cmp VALUES('0001','SCGCMP','SNOANTMEN080001','2014-08-31','---','-------------------------','6110800003902000001','SCGCMP','SNOANTMEN080001','D','PROVISION ANTIGUEDAD DE PRESTACIONES SOCIALES NOMINA MENSUAL AGOSTO 2014',16569,97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701</text:p>
          </table:table-cell>
          <table:table-cell table:style-name="ce6" office:value-type="float" office:value="69810.69">
            <text:p>69.810,69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080001','2014-08-31','---','-------------------------','6110800003701000001','SCGCMP','SNOANTMEN080001','D','PROVISION ANTIGUEDAD DE PRESTACIONES SOCIALES NOMINA MENSUAL AGOSTO 2014',69810,69,38);">
            <text:p>INSERT INTO scg_dt_cmp VALUES('0001','SCGCMP','SNOANTMEN080001','2014-08-31','---','-------------------------','6110800003701000001','SCGCMP','SNOANTMEN080001','D','PROVISION ANTIGUEDAD DE PRESTACIONES SOCIALES NOMINA MENSUAL AGOSTO 2014',69810,69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200</text:p>
          </table:table-cell>
          <table:table-cell table:style-name="ce6" office:value-type="float" office:value="64055.55">
            <text:p>64.055,55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080001','2014-08-31','---','-------------------------','6110800003200000001','SCGCMP','SNOANTMEN080001','D','PROVISION ANTIGUEDAD DE PRESTACIONES SOCIALES NOMINA MENSUAL AGOSTO 2014',64055,55,39);">
            <text:p>INSERT INTO scg_dt_cmp VALUES('0001','SCGCMP','SNOANTMEN080001','2014-08-31','---','-------------------------','6110800003200000001','SCGCMP','SNOANTMEN080001','D','PROVISION ANTIGUEDAD DE PRESTACIONES SOCIALES NOMINA MENSUAL AGOSTO 2014',64055,55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1301</text:p>
          </table:table-cell>
          <table:table-cell table:style-name="ce6" office:value-type="float" office:value="41594.05">
            <text:p>41.594,05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080001','2014-08-31','---','-------------------------','6110800001301000001','SCGCMP','SNOANTMEN080001','D','PROVISION ANTIGUEDAD DE PRESTACIONES SOCIALES NOMINA MENSUAL AGOSTO 2014',41594,05,40);">
            <text:p>INSERT INTO scg_dt_cmp VALUES('0001','SCGCMP','SNOANTMEN080001','2014-08-31','---','-------------------------','6110800001301000001','SCGCMP','SNOANTMEN080001','D','PROVISION ANTIGUEDAD DE PRESTACIONES SOCIALES NOMINA MENSUAL AGOSTO 2014',41594,05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202</text:p>
          </table:table-cell>
          <table:table-cell table:style-name="ce6" office:value-type="float" office:value="79106.94">
            <text:p>79.106,94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080001','2014-08-31','---','-------------------------','6110800004202000001','SCGCMP','SNOANTMEN080001','D','PROVISION ANTIGUEDAD DE PRESTACIONES SOCIALES NOMINA MENSUAL AGOSTO 2014',79106,94,41);">
            <text:p>INSERT INTO scg_dt_cmp VALUES('0001','SCGCMP','SNOANTMEN080001','2014-08-31','---','-------------------------','6110800004202000001','SCGCMP','SNOANTMEN080001','D','PROVISION ANTIGUEDAD DE PRESTACIONES SOCIALES NOMINA MENSUAL AGOSTO 2014',79106,94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6</text:p>
          </table:table-cell>
          <table:table-cell table:style-name="ce6" office:value-type="float" office:value="21216.59">
            <text:p>21.216,59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080001','2014-08-31','---','-------------------------','6110800004506000001','SCGCMP','SNOANTMEN080001','D','PROVISION ANTIGUEDAD DE PRESTACIONES SOCIALES NOMINA MENSUAL AGOSTO 2014',21216,59,42);">
            <text:p>INSERT INTO scg_dt_cmp VALUES('0001','SCGCMP','SNOANTMEN080001','2014-08-31','---','-------------------------','6110800004506000001','SCGCMP','SNOANTMEN080001','D','PROVISION ANTIGUEDAD DE PRESTACIONES SOCIALES NOMINA MENSUAL AGOSTO 2014',21216,59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103</text:p>
          </table:table-cell>
          <table:table-cell table:style-name="ce6" office:value-type="float" office:value="22514.05">
            <text:p>22.514,05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080001','2014-08-31','---','-------------------------','6110800002103000001','SCGCMP','SNOANTMEN080001','D','PROVISION ANTIGUEDAD DE PRESTACIONES SOCIALES NOMINA MENSUAL AGOSTO 2014',22514,05,43);">
            <text:p>INSERT INTO scg_dt_cmp VALUES('0001','SCGCMP','SNOANTMEN080001','2014-08-31','---','-------------------------','6110800002103000001','SCGCMP','SNOANTMEN080001','D','PROVISION ANTIGUEDAD DE PRESTACIONES SOCIALES NOMINA MENSUAL AGOSTO 2014',22514,05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001</text:p>
          </table:table-cell>
          <table:table-cell table:style-name="ce6" office:value-type="float" office:value="10316.46">
            <text:p>10.316,46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080001','2014-08-31','---','-------------------------','6110800004001000001','SCGCMP','SNOANTMEN080001','D','PROVISION ANTIGUEDAD DE PRESTACIONES SOCIALES NOMINA MENSUAL AGOSTO 2014',10316,46,44);">
            <text:p>INSERT INTO scg_dt_cmp VALUES('0001','SCGCMP','SNOANTMEN080001','2014-08-31','---','-------------------------','6110800004001000001','SCGCMP','SNOANTMEN080001','D','PROVISION ANTIGUEDAD DE PRESTACIONES SOCIALES NOMINA MENSUAL AGOSTO 2014',10316,46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201</text:p>
          </table:table-cell>
          <table:table-cell table:style-name="ce6" office:value-type="float" office:value="248639.96">
            <text:p>248.639,96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080001','2014-08-31','---','-------------------------','6110800003201000001','SCGCMP','SNOANTMEN080001','D','PROVISION ANTIGUEDAD DE PRESTACIONES SOCIALES NOMINA MENSUAL AGOSTO 2014',248639,96,45);">
            <text:p>INSERT INTO scg_dt_cmp VALUES('0001','SCGCMP','SNOANTMEN080001','2014-08-31','---','-------------------------','6110800003201000001','SCGCMP','SNOANTMEN080001','D','PROVISION ANTIGUEDAD DE PRESTACIONES SOCIALES NOMINA MENSUAL AGOSTO 2014',248639,96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1300</text:p>
          </table:table-cell>
          <table:table-cell table:style-name="ce6" office:value-type="float" office:value="5346.02">
            <text:p>5.346,02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080001','2014-08-31','---','-------------------------','6110800001300000001','SCGCMP','SNOANTMEN080001','D','PROVISION ANTIGUEDAD DE PRESTACIONES SOCIALES NOMINA MENSUAL AGOSTO 2014',5346,02,46);">
            <text:p>INSERT INTO scg_dt_cmp VALUES('0001','SCGCMP','SNOANTMEN080001','2014-08-31','---','-------------------------','6110800001300000001','SCGCMP','SNOANTMEN080001','D','PROVISION ANTIGUEDAD DE PRESTACIONES SOCIALES NOMINA MENSUAL AGOSTO 2014',5346,02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905</text:p>
          </table:table-cell>
          <table:table-cell table:style-name="ce6" office:value-type="float" office:value="23359.78">
            <text:p>23.359,78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080001','2014-08-31','---','-------------------------','6110800002905000001','SCGCMP','SNOANTMEN080001','D','PROVISION ANTIGUEDAD DE PRESTACIONES SOCIALES NOMINA MENSUAL AGOSTO 2014',23359,78,47);">
            <text:p>INSERT INTO scg_dt_cmp VALUES('0001','SCGCMP','SNOANTMEN080001','2014-08-31','---','-------------------------','6110800002905000001','SCGCMP','SNOANTMEN080001','D','PROVISION ANTIGUEDAD DE PRESTACIONES SOCIALES NOMINA MENSUAL AGOSTO 2014',23359,78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200</text:p>
          </table:table-cell>
          <table:table-cell table:style-name="ce6" office:value-type="float" office:value="17258.82">
            <text:p>17.258,82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080001','2014-08-31','---','-------------------------','6110800002200000001','SCGCMP','SNOANTMEN080001','D','PROVISION ANTIGUEDAD DE PRESTACIONES SOCIALES NOMINA MENSUAL AGOSTO 2014',17258,82,48);">
            <text:p>INSERT INTO scg_dt_cmp VALUES('0001','SCGCMP','SNOANTMEN080001','2014-08-31','---','-------------------------','6110800002200000001','SCGCMP','SNOANTMEN080001','D','PROVISION ANTIGUEDAD DE PRESTACIONES SOCIALES NOMINA MENSUAL AGOSTO 2014',17258,82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0</text:p>
          </table:table-cell>
          <table:table-cell table:style-name="ce6" office:value-type="float" office:value="18262.5">
            <text:p>18.262,50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080001','2014-08-31','---','-------------------------','6110800004500000001','SCGCMP','SNOANTMEN080001','D','PROVISION ANTIGUEDAD DE PRESTACIONES SOCIALES NOMINA MENSUAL AGOSTO 2014',18262,5,49);">
            <text:p>INSERT INTO scg_dt_cmp VALUES('0001','SCGCMP','SNOANTMEN080001','2014-08-31','---','-------------------------','6110800004500000001','SCGCMP','SNOANTMEN080001','D','PROVISION ANTIGUEDAD DE PRESTACIONES SOCIALES NOMINA MENSUAL AGOSTO 2014',18262,5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106</text:p>
          </table:table-cell>
          <table:table-cell table:style-name="ce6" office:value-type="float" office:value="47704.22">
            <text:p>47.704,22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080001','2014-08-31','---','-------------------------','6110800002106000001','SCGCMP','SNOANTMEN080001','D','PROVISION ANTIGUEDAD DE PRESTACIONES SOCIALES NOMINA MENSUAL AGOSTO 2014',47704,22,50);">
            <text:p>INSERT INTO scg_dt_cmp VALUES('0001','SCGCMP','SNOANTMEN080001','2014-08-31','---','-------------------------','6110800002106000001','SCGCMP','SNOANTMEN080001','D','PROVISION ANTIGUEDAD DE PRESTACIONES SOCIALES NOMINA MENSUAL AGOSTO 2014',47704,22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800</text:p>
          </table:table-cell>
          <table:table-cell table:style-name="ce6" office:value-type="float" office:value="30856.99">
            <text:p>30.856,99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080001','2014-08-31','---','-------------------------','6110800004800000001','SCGCMP','SNOANTMEN080001','D','PROVISION ANTIGUEDAD DE PRESTACIONES SOCIALES NOMINA MENSUAL AGOSTO 2014',30856,99,51);">
            <text:p>INSERT INTO scg_dt_cmp VALUES('0001','SCGCMP','SNOANTMEN080001','2014-08-31','---','-------------------------','6110800004800000001','SCGCMP','SNOANTMEN080001','D','PROVISION ANTIGUEDAD DE PRESTACIONES SOCIALES NOMINA MENSUAL AGOSTO 2014',30856,99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601</text:p>
          </table:table-cell>
          <table:table-cell table:style-name="ce6" office:value-type="float" office:value="9417.29">
            <text:p>9.417,29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080001','2014-08-31','---','-------------------------','6110800003601000001','SCGCMP','SNOANTMEN080001','D','PROVISION ANTIGUEDAD DE PRESTACIONES SOCIALES NOMINA MENSUAL AGOSTO 2014',9417,29,52);">
            <text:p>INSERT INTO scg_dt_cmp VALUES('0001','SCGCMP','SNOANTMEN080001','2014-08-31','---','-------------------------','6110800003601000001','SCGCMP','SNOANTMEN080001','D','PROVISION ANTIGUEDAD DE PRESTACIONES SOCIALES NOMINA MENSUAL AGOSTO 2014',9417,29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305</text:p>
          </table:table-cell>
          <table:table-cell table:style-name="ce6" office:value-type="float" office:value="21805.23">
            <text:p>21.805,23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080001','2014-08-31','---','-------------------------','6110800003305000001','SCGCMP','SNOANTMEN080001','D','PROVISION ANTIGUEDAD DE PRESTACIONES SOCIALES NOMINA MENSUAL AGOSTO 2014',21805,23,53);">
            <text:p>INSERT INTO scg_dt_cmp VALUES('0001','SCGCMP','SNOANTMEN080001','2014-08-31','---','-------------------------','6110800003305000001','SCGCMP','SNOANTMEN080001','D','PROVISION ANTIGUEDAD DE PRESTACIONES SOCIALES NOMINA MENSUAL AGOSTO 2014',21805,23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304</text:p>
          </table:table-cell>
          <table:table-cell table:style-name="ce6" office:value-type="float" office:value="36142.59">
            <text:p>36.142,59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080001','2014-08-31','---','-------------------------','6110800002304000001','SCGCMP','SNOANTMEN080001','D','PROVISION ANTIGUEDAD DE PRESTACIONES SOCIALES NOMINA MENSUAL AGOSTO 2014',36142,59,54);">
            <text:p>INSERT INTO scg_dt_cmp VALUES('0001','SCGCMP','SNOANTMEN080001','2014-08-31','---','-------------------------','6110800002304000001','SCGCMP','SNOANTMEN080001','D','PROVISION ANTIGUEDAD DE PRESTACIONES SOCIALES NOMINA MENSUAL AGOSTO 2014',36142,59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602</text:p>
          </table:table-cell>
          <table:table-cell table:style-name="ce6" office:value-type="float" office:value="21571.78">
            <text:p>21.571,78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080001','2014-08-31','---','-------------------------','6110800002602000001','SCGCMP','SNOANTMEN080001','D','PROVISION ANTIGUEDAD DE PRESTACIONES SOCIALES NOMINA MENSUAL AGOSTO 2014',21571,78,55);">
            <text:p>INSERT INTO scg_dt_cmp VALUES('0001','SCGCMP','SNOANTMEN080001','2014-08-31','---','-------------------------','6110800002602000001','SCGCMP','SNOANTMEN080001','D','PROVISION ANTIGUEDAD DE PRESTACIONES SOCIALES NOMINA MENSUAL AGOSTO 2014',21571,78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901</text:p>
          </table:table-cell>
          <table:table-cell table:style-name="ce6" office:value-type="float" office:value="51489.69">
            <text:p>51.489,69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080001','2014-08-31','---','-------------------------','6110800002901000001','SCGCMP','SNOANTMEN080001','D','PROVISION ANTIGUEDAD DE PRESTACIONES SOCIALES NOMINA MENSUAL AGOSTO 2014',51489,69,56);">
            <text:p>INSERT INTO scg_dt_cmp VALUES('0001','SCGCMP','SNOANTMEN080001','2014-08-31','---','-------------------------','6110800002901000001','SCGCMP','SNOANTMEN080001','D','PROVISION ANTIGUEDAD DE PRESTACIONES SOCIALES NOMINA MENSUAL AGOSTO 2014',51489,69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802</text:p>
          </table:table-cell>
          <table:table-cell table:style-name="ce6" office:value-type="float" office:value="27219.35">
            <text:p>27.219,35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080001','2014-08-31','---','-------------------------','6110800003802000001','SCGCMP','SNOANTMEN080001','D','PROVISION ANTIGUEDAD DE PRESTACIONES SOCIALES NOMINA MENSUAL AGOSTO 2014',27219,35,57);">
            <text:p>INSERT INTO scg_dt_cmp VALUES('0001','SCGCMP','SNOANTMEN080001','2014-08-31','---','-------------------------','6110800003802000001','SCGCMP','SNOANTMEN080001','D','PROVISION ANTIGUEDAD DE PRESTACIONES SOCIALES NOMINA MENSUAL AGOSTO 2014',27219,35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300</text:p>
          </table:table-cell>
          <table:table-cell table:style-name="ce6" office:value-type="float" office:value="24750.17">
            <text:p>24.750,17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080001','2014-08-31','---','-------------------------','6110800002300000001','SCGCMP','SNOANTMEN080001','D','PROVISION ANTIGUEDAD DE PRESTACIONES SOCIALES NOMINA MENSUAL AGOSTO 2014',24750,17,58);">
            <text:p>INSERT INTO scg_dt_cmp VALUES('0001','SCGCMP','SNOANTMEN080001','2014-08-31','---','-------------------------','6110800002300000001','SCGCMP','SNOANTMEN080001','D','PROVISION ANTIGUEDAD DE PRESTACIONES SOCIALES NOMINA MENSUAL AGOSTO 2014',24750,17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800</text:p>
          </table:table-cell>
          <table:table-cell table:style-name="ce6" office:value-type="float" office:value="2991.98">
            <text:p>2.991,98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080001','2014-08-31','---','-------------------------','6110800002800000001','SCGCMP','SNOANTMEN080001','D','PROVISION ANTIGUEDAD DE PRESTACIONES SOCIALES NOMINA MENSUAL AGOSTO 2014',2991,98,59);">
            <text:p>INSERT INTO scg_dt_cmp VALUES('0001','SCGCMP','SNOANTMEN080001','2014-08-31','---','-------------------------','6110800002800000001','SCGCMP','SNOANTMEN080001','D','PROVISION ANTIGUEDAD DE PRESTACIONES SOCIALES NOMINA MENSUAL AGOSTO 2014',2991,98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101</text:p>
          </table:table-cell>
          <table:table-cell table:style-name="ce6" office:value-type="float" office:value="18132.89">
            <text:p>18.132,89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080001','2014-08-31','---','-------------------------','6110800003101000001','SCGCMP','SNOANTMEN080001','D','PROVISION ANTIGUEDAD DE PRESTACIONES SOCIALES NOMINA MENSUAL AGOSTO 2014',18132,89,60);">
            <text:p>INSERT INTO scg_dt_cmp VALUES('0001','SCGCMP','SNOANTMEN080001','2014-08-31','---','-------------------------','6110800003101000001','SCGCMP','SNOANTMEN080001','D','PROVISION ANTIGUEDAD DE PRESTACIONES SOCIALES NOMINA MENSUAL AGOSTO 2014',18132,89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203</text:p>
          </table:table-cell>
          <table:table-cell table:style-name="ce6" office:value-type="float" office:value="79723.36">
            <text:p>79.723,36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080001','2014-08-31','---','-------------------------','6110800004203000001','SCGCMP','SNOANTMEN080001','D','PROVISION ANTIGUEDAD DE PRESTACIONES SOCIALES NOMINA MENSUAL AGOSTO 2014',79723,36,61);">
            <text:p>INSERT INTO scg_dt_cmp VALUES('0001','SCGCMP','SNOANTMEN080001','2014-08-31','---','-------------------------','6110800004203000001','SCGCMP','SNOANTMEN080001','D','PROVISION ANTIGUEDAD DE PRESTACIONES SOCIALES NOMINA MENSUAL AGOSTO 2014',79723,36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301</text:p>
          </table:table-cell>
          <table:table-cell table:style-name="ce6" office:value-type="float" office:value="24320.29">
            <text:p>24.320,29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080001','2014-08-31','---','-------------------------','6110800003301000001','SCGCMP','SNOANTMEN080001','D','PROVISION ANTIGUEDAD DE PRESTACIONES SOCIALES NOMINA MENSUAL AGOSTO 2014',24320,29,62);">
            <text:p>INSERT INTO scg_dt_cmp VALUES('0001','SCGCMP','SNOANTMEN080001','2014-08-31','---','-------------------------','6110800003301000001','SCGCMP','SNOANTMEN080001','D','PROVISION ANTIGUEDAD DE PRESTACIONES SOCIALES NOMINA MENSUAL AGOSTO 2014',24320,29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102</text:p>
          </table:table-cell>
          <table:table-cell table:style-name="ce6" office:value-type="float" office:value="16639.27">
            <text:p>16.639,27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080001','2014-08-31','---','-------------------------','6110800004102000001','SCGCMP','SNOANTMEN080001','D','PROVISION ANTIGUEDAD DE PRESTACIONES SOCIALES NOMINA MENSUAL AGOSTO 2014',16639,27,63);">
            <text:p>INSERT INTO scg_dt_cmp VALUES('0001','SCGCMP','SNOANTMEN080001','2014-08-31','---','-------------------------','6110800004102000001','SCGCMP','SNOANTMEN080001','D','PROVISION ANTIGUEDAD DE PRESTACIONES SOCIALES NOMINA MENSUAL AGOSTO 2014',16639,27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100</text:p>
          </table:table-cell>
          <table:table-cell table:style-name="ce6" office:value-type="float" office:value="13947.8">
            <text:p>13.947,80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080001','2014-08-31','---','-------------------------','6110800003100000001','SCGCMP','SNOANTMEN080001','D','PROVISION ANTIGUEDAD DE PRESTACIONES SOCIALES NOMINA MENSUAL AGOSTO 2014',13947,8,64);">
            <text:p>INSERT INTO scg_dt_cmp VALUES('0001','SCGCMP','SNOANTMEN080001','2014-08-31','---','-------------------------','6110800003100000001','SCGCMP','SNOANTMEN080001','D','PROVISION ANTIGUEDAD DE PRESTACIONES SOCIALES NOMINA MENSUAL AGOSTO 2014',13947,8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402</text:p>
          </table:table-cell>
          <table:table-cell table:style-name="ce6" office:value-type="float" office:value="178330.23">
            <text:p>178.330,23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080001','2014-08-31','---','-------------------------','6110800002402000001','SCGCMP','SNOANTMEN080001','D','PROVISION ANTIGUEDAD DE PRESTACIONES SOCIALES NOMINA MENSUAL AGOSTO 2014',178330,23,65);">
            <text:p>INSERT INTO scg_dt_cmp VALUES('0001','SCGCMP','SNOANTMEN080001','2014-08-31','---','-------------------------','6110800002402000001','SCGCMP','SNOANTMEN080001','D','PROVISION ANTIGUEDAD DE PRESTACIONES SOCIALES NOMINA MENSUAL AGOSTO 2014',178330,23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602</text:p>
          </table:table-cell>
          <table:table-cell table:style-name="ce6" office:value-type="float" office:value="9242.11">
            <text:p>9.242,11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080001','2014-08-31','---','-------------------------','6110800003602000001','SCGCMP','SNOANTMEN080001','D','PROVISION ANTIGUEDAD DE PRESTACIONES SOCIALES NOMINA MENSUAL AGOSTO 2014',9242,11,66);">
            <text:p>INSERT INTO scg_dt_cmp VALUES('0001','SCGCMP','SNOANTMEN080001','2014-08-31','---','-------------------------','6110800003602000001','SCGCMP','SNOANTMEN080001','D','PROVISION ANTIGUEDAD DE PRESTACIONES SOCIALES NOMINA MENSUAL AGOSTO 2014',9242,11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903</text:p>
          </table:table-cell>
          <table:table-cell table:style-name="ce6" office:value-type="float" office:value="13139.6">
            <text:p>13.139,60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080001','2014-08-31','---','-------------------------','6110800003903000001','SCGCMP','SNOANTMEN080001','D','PROVISION ANTIGUEDAD DE PRESTACIONES SOCIALES NOMINA MENSUAL AGOSTO 2014',13139,6,67);">
            <text:p>INSERT INTO scg_dt_cmp VALUES('0001','SCGCMP','SNOANTMEN080001','2014-08-31','---','-------------------------','6110800003903000001','SCGCMP','SNOANTMEN080001','D','PROVISION ANTIGUEDAD DE PRESTACIONES SOCIALES NOMINA MENSUAL AGOSTO 2014',13139,6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4</text:p>
          </table:table-cell>
          <table:table-cell table:style-name="ce6" office:value-type="float" office:value="14590.6">
            <text:p>14.590,60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080001','2014-08-31','---','-------------------------','6110800004504000001','SCGCMP','SNOANTMEN080001','D','PROVISION ANTIGUEDAD DE PRESTACIONES SOCIALES NOMINA MENSUAL AGOSTO 2014',14590,6,68);">
            <text:p>INSERT INTO scg_dt_cmp VALUES('0001','SCGCMP','SNOANTMEN080001','2014-08-31','---','-------------------------','6110800004504000001','SCGCMP','SNOANTMEN080001','D','PROVISION ANTIGUEDAD DE PRESTACIONES SOCIALES NOMINA MENSUAL AGOSTO 2014',14590,6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002</text:p>
          </table:table-cell>
          <table:table-cell table:style-name="ce6" office:value-type="float" office:value="206653.71">
            <text:p>206.653,71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080001','2014-08-31','---','-------------------------','6110800002002000001','SCGCMP','SNOANTMEN080001','D','PROVISION ANTIGUEDAD DE PRESTACIONES SOCIALES NOMINA MENSUAL AGOSTO 2014',206653,71,69);">
            <text:p>INSERT INTO scg_dt_cmp VALUES('0001','SCGCMP','SNOANTMEN080001','2014-08-31','---','-------------------------','6110800002002000001','SCGCMP','SNOANTMEN080001','D','PROVISION ANTIGUEDAD DE PRESTACIONES SOCIALES NOMINA MENSUAL AGOSTO 2014',206653,71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500</text:p>
          </table:table-cell>
          <table:table-cell table:style-name="ce6" office:value-type="float" office:value="8834.72">
            <text:p>8.834,72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080001','2014-08-31','---','-------------------------','6110800002500000001','SCGCMP','SNOANTMEN080001','D','PROVISION ANTIGUEDAD DE PRESTACIONES SOCIALES NOMINA MENSUAL AGOSTO 2014',8834,72,70);">
            <text:p>INSERT INTO scg_dt_cmp VALUES('0001','SCGCMP','SNOANTMEN080001','2014-08-31','---','-------------------------','6110800002500000001','SCGCMP','SNOANTMEN080001','D','PROVISION ANTIGUEDAD DE PRESTACIONES SOCIALES NOMINA MENSUAL AGOSTO 2014',8834,72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105</text:p>
          </table:table-cell>
          <table:table-cell table:style-name="ce6" office:value-type="float" office:value="6680.5">
            <text:p>6.680,50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080001','2014-08-31','---','-------------------------','6110800002105000001','SCGCMP','SNOANTMEN080001','D','PROVISION ANTIGUEDAD DE PRESTACIONES SOCIALES NOMINA MENSUAL AGOSTO 2014',6680,5,71);">
            <text:p>INSERT INTO scg_dt_cmp VALUES('0001','SCGCMP','SNOANTMEN080001','2014-08-31','---','-------------------------','6110800002105000001','SCGCMP','SNOANTMEN080001','D','PROVISION ANTIGUEDAD DE PRESTACIONES SOCIALES NOMINA MENSUAL AGOSTO 2014',6680,5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103</text:p>
          </table:table-cell>
          <table:table-cell table:style-name="ce6" office:value-type="float" office:value="11000.05">
            <text:p>11.000,05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080001','2014-08-31','---','-------------------------','6110800004103000001','SCGCMP','SNOANTMEN080001','D','PROVISION ANTIGUEDAD DE PRESTACIONES SOCIALES NOMINA MENSUAL AGOSTO 2014',11000,05,72);">
            <text:p>INSERT INTO scg_dt_cmp VALUES('0001','SCGCMP','SNOANTMEN080001','2014-08-31','---','-------------------------','6110800004103000001','SCGCMP','SNOANTMEN080001','D','PROVISION ANTIGUEDAD DE PRESTACIONES SOCIALES NOMINA MENSUAL AGOSTO 2014',11000,05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805</text:p>
          </table:table-cell>
          <table:table-cell table:style-name="ce6" office:value-type="float" office:value="12829.99">
            <text:p>12.829,99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080001','2014-08-31','---','-------------------------','6110800002805000001','SCGCMP','SNOANTMEN080001','D','PROVISION ANTIGUEDAD DE PRESTACIONES SOCIALES NOMINA MENSUAL AGOSTO 2014',12829,99,73);">
            <text:p>INSERT INTO scg_dt_cmp VALUES('0001','SCGCMP','SNOANTMEN080001','2014-08-31','---','-------------------------','6110800002805000001','SCGCMP','SNOANTMEN080001','D','PROVISION ANTIGUEDAD DE PRESTACIONES SOCIALES NOMINA MENSUAL AGOSTO 2014',12829,99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002</text:p>
          </table:table-cell>
          <table:table-cell table:style-name="ce6" office:value-type="float" office:value="15200.1">
            <text:p>15.200,10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080001','2014-08-31','---','-------------------------','6110800004002000001','SCGCMP','SNOANTMEN080001','D','PROVISION ANTIGUEDAD DE PRESTACIONES SOCIALES NOMINA MENSUAL AGOSTO 2014',15200,1,74);">
            <text:p>INSERT INTO scg_dt_cmp VALUES('0001','SCGCMP','SNOANTMEN080001','2014-08-31','---','-------------------------','6110800004002000001','SCGCMP','SNOANTMEN080001','D','PROVISION ANTIGUEDAD DE PRESTACIONES SOCIALES NOMINA MENSUAL AGOSTO 2014',15200,1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601</text:p>
          </table:table-cell>
          <table:table-cell table:style-name="ce6" office:value-type="float" office:value="47204.87">
            <text:p>47.204,87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080001','2014-08-31','---','-------------------------','6110800004601000001','SCGCMP','SNOANTMEN080001','D','PROVISION ANTIGUEDAD DE PRESTACIONES SOCIALES NOMINA MENSUAL AGOSTO 2014',47204,87,75);">
            <text:p>INSERT INTO scg_dt_cmp VALUES('0001','SCGCMP','SNOANTMEN080001','2014-08-31','---','-------------------------','6110800004601000001','SCGCMP','SNOANTMEN080001','D','PROVISION ANTIGUEDAD DE PRESTACIONES SOCIALES NOMINA MENSUAL AGOSTO 2014',47204,87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400</text:p>
          </table:table-cell>
          <table:table-cell table:style-name="ce6" office:value-type="float" office:value="64583.52">
            <text:p>64.583,52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080001','2014-08-31','---','-------------------------','6110800002400000001','SCGCMP','SNOANTMEN080001','D','PROVISION ANTIGUEDAD DE PRESTACIONES SOCIALES NOMINA MENSUAL AGOSTO 2014',64583,52,76);">
            <text:p>INSERT INTO scg_dt_cmp VALUES('0001','SCGCMP','SNOANTMEN080001','2014-08-31','---','-------------------------','6110800002400000001','SCGCMP','SNOANTMEN080001','D','PROVISION ANTIGUEDAD DE PRESTACIONES SOCIALES NOMINA MENSUAL AGOSTO 2014',64583,52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300</text:p>
          </table:table-cell>
          <table:table-cell table:style-name="ce6" office:value-type="float" office:value="17674.09">
            <text:p>17.674,09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080001','2014-08-31','---','-------------------------','6110800003300000001','SCGCMP','SNOANTMEN080001','D','PROVISION ANTIGUEDAD DE PRESTACIONES SOCIALES NOMINA MENSUAL AGOSTO 2014',17674,09,77);">
            <text:p>INSERT INTO scg_dt_cmp VALUES('0001','SCGCMP','SNOANTMEN080001','2014-08-31','---','-------------------------','6110800003300000001','SCGCMP','SNOANTMEN080001','D','PROVISION ANTIGUEDAD DE PRESTACIONES SOCIALES NOMINA MENSUAL AGOSTO 2014',17674,09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405</text:p>
          </table:table-cell>
          <table:table-cell table:style-name="ce6" office:value-type="float" office:value="23811.62">
            <text:p>23.811,62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080001','2014-08-31','---','-------------------------','6110800002405000001','SCGCMP','SNOANTMEN080001','D','PROVISION ANTIGUEDAD DE PRESTACIONES SOCIALES NOMINA MENSUAL AGOSTO 2014',23811,62,78);">
            <text:p>INSERT INTO scg_dt_cmp VALUES('0001','SCGCMP','SNOANTMEN080001','2014-08-31','---','-------------------------','6110800002405000001','SCGCMP','SNOANTMEN080001','D','PROVISION ANTIGUEDAD DE PRESTACIONES SOCIALES NOMINA MENSUAL AGOSTO 2014',23811,62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904</text:p>
          </table:table-cell>
          <table:table-cell table:style-name="ce6" office:value-type="float" office:value="18583.37">
            <text:p>18.583,37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080001','2014-08-31','---','-------------------------','6110800002904000001','SCGCMP','SNOANTMEN080001','D','PROVISION ANTIGUEDAD DE PRESTACIONES SOCIALES NOMINA MENSUAL AGOSTO 2014',18583,37,79);">
            <text:p>INSERT INTO scg_dt_cmp VALUES('0001','SCGCMP','SNOANTMEN080001','2014-08-31','---','-------------------------','6110800002904000001','SCGCMP','SNOANTMEN080001','D','PROVISION ANTIGUEDAD DE PRESTACIONES SOCIALES NOMINA MENSUAL AGOSTO 2014',18583,37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801</text:p>
          </table:table-cell>
          <table:table-cell table:style-name="ce6" office:value-type="float" office:value="20423.65">
            <text:p>20.423,65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080001','2014-08-31','---','-------------------------','6110800002801000001','SCGCMP','SNOANTMEN080001','D','PROVISION ANTIGUEDAD DE PRESTACIONES SOCIALES NOMINA MENSUAL AGOSTO 2014',20423,65,80);">
            <text:p>INSERT INTO scg_dt_cmp VALUES('0001','SCGCMP','SNOANTMEN080001','2014-08-31','---','-------------------------','6110800002801000001','SCGCMP','SNOANTMEN080001','D','PROVISION ANTIGUEDAD DE PRESTACIONES SOCIALES NOMINA MENSUAL AGOSTO 2014',20423,65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603</text:p>
          </table:table-cell>
          <table:table-cell table:style-name="ce6" office:value-type="float" office:value="44207.91">
            <text:p>44.207,91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080001','2014-08-31','---','-------------------------','6110800004603000001','SCGCMP','SNOANTMEN080001','D','PROVISION ANTIGUEDAD DE PRESTACIONES SOCIALES NOMINA MENSUAL AGOSTO 2014',44207,91,81);">
            <text:p>INSERT INTO scg_dt_cmp VALUES('0001','SCGCMP','SNOANTMEN080001','2014-08-31','---','-------------------------','6110800004603000001','SCGCMP','SNOANTMEN080001','D','PROVISION ANTIGUEDAD DE PRESTACIONES SOCIALES NOMINA MENSUAL AGOSTO 2014',44207,91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400</text:p>
          </table:table-cell>
          <table:table-cell table:style-name="ce6" office:value-type="float" office:value="36091.91">
            <text:p>36.091,91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080001','2014-08-31','---','-------------------------','6110800004400000001','SCGCMP','SNOANTMEN080001','D','PROVISION ANTIGUEDAD DE PRESTACIONES SOCIALES NOMINA MENSUAL AGOSTO 2014',36091,91,82);">
            <text:p>INSERT INTO scg_dt_cmp VALUES('0001','SCGCMP','SNOANTMEN080001','2014-08-31','---','-------------------------','6110800004400000001','SCGCMP','SNOANTMEN080001','D','PROVISION ANTIGUEDAD DE PRESTACIONES SOCIALES NOMINA MENSUAL AGOSTO 2014',36091,91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306</text:p>
          </table:table-cell>
          <table:table-cell table:style-name="ce6" office:value-type="float" office:value="18433.94">
            <text:p>18.433,94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080001','2014-08-31','---','-------------------------','6110800002306000001','SCGCMP','SNOANTMEN080001','D','PROVISION ANTIGUEDAD DE PRESTACIONES SOCIALES NOMINA MENSUAL AGOSTO 2014',18433,94,83);">
            <text:p>INSERT INTO scg_dt_cmp VALUES('0001','SCGCMP','SNOANTMEN080001','2014-08-31','---','-------------------------','6110800002306000001','SCGCMP','SNOANTMEN080001','D','PROVISION ANTIGUEDAD DE PRESTACIONES SOCIALES NOMINA MENSUAL AGOSTO 2014',18433,94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1101</text:p>
          </table:table-cell>
          <table:table-cell table:style-name="ce6" office:value-type="float" office:value="16499.55">
            <text:p>16.499,55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080001','2014-08-31','---','-------------------------','6110800001101000001','SCGCMP','SNOANTMEN080001','D','PROVISION ANTIGUEDAD DE PRESTACIONES SOCIALES NOMINA MENSUAL AGOSTO 2014',16499,55,84);">
            <text:p>INSERT INTO scg_dt_cmp VALUES('0001','SCGCMP','SNOANTMEN080001','2014-08-31','---','-------------------------','6110800001101000001','SCGCMP','SNOANTMEN080001','D','PROVISION ANTIGUEDAD DE PRESTACIONES SOCIALES NOMINA MENSUAL AGOSTO 2014',16499,55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102</text:p>
          </table:table-cell>
          <table:table-cell table:style-name="ce6" office:value-type="float" office:value="36458.12">
            <text:p>36.458,12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080001','2014-08-31','---','-------------------------','6110800003102000001','SCGCMP','SNOANTMEN080001','D','PROVISION ANTIGUEDAD DE PRESTACIONES SOCIALES NOMINA MENSUAL AGOSTO 2014',36458,12,85);">
            <text:p>INSERT INTO scg_dt_cmp VALUES('0001','SCGCMP','SNOANTMEN080001','2014-08-31','---','-------------------------','6110800003102000001','SCGCMP','SNOANTMEN080001','D','PROVISION ANTIGUEDAD DE PRESTACIONES SOCIALES NOMINA MENSUAL AGOSTO 2014',36458,12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004</text:p>
          </table:table-cell>
          <table:table-cell table:style-name="ce6" office:value-type="float" office:value="14830.15">
            <text:p>14.830,15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080001','2014-08-31','---','-------------------------','6110800002004000001','SCGCMP','SNOANTMEN080001','D','PROVISION ANTIGUEDAD DE PRESTACIONES SOCIALES NOMINA MENSUAL AGOSTO 2014',14830,15,86);">
            <text:p>INSERT INTO scg_dt_cmp VALUES('0001','SCGCMP','SNOANTMEN080001','2014-08-31','---','-------------------------','6110800002004000001','SCGCMP','SNOANTMEN080001','D','PROVISION ANTIGUEDAD DE PRESTACIONES SOCIALES NOMINA MENSUAL AGOSTO 2014',14830,15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100</text:p>
          </table:table-cell>
          <table:table-cell table:style-name="ce6" office:value-type="float" office:value="4927.96">
            <text:p>4.927,96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080001','2014-08-31','---','-------------------------','6110800004100000001','SCGCMP','SNOANTMEN080001','D','PROVISION ANTIGUEDAD DE PRESTACIONES SOCIALES NOMINA MENSUAL AGOSTO 2014',4927,96,87);">
            <text:p>INSERT INTO scg_dt_cmp VALUES('0001','SCGCMP','SNOANTMEN080001','2014-08-31','---','-------------------------','6110800004100000001','SCGCMP','SNOANTMEN080001','D','PROVISION ANTIGUEDAD DE PRESTACIONES SOCIALES NOMINA MENSUAL AGOSTO 2014',4927,96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101</text:p>
          </table:table-cell>
          <table:table-cell table:style-name="ce6" office:value-type="float" office:value="28628.25">
            <text:p>28.628,25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080001','2014-08-31','---','-------------------------','6110800002101000001','SCGCMP','SNOANTMEN080001','D','PROVISION ANTIGUEDAD DE PRESTACIONES SOCIALES NOMINA MENSUAL AGOSTO 2014',28628,25,88);">
            <text:p>INSERT INTO scg_dt_cmp VALUES('0001','SCGCMP','SNOANTMEN080001','2014-08-31','---','-------------------------','6110800002101000001','SCGCMP','SNOANTMEN080001','D','PROVISION ANTIGUEDAD DE PRESTACIONES SOCIALES NOMINA MENSUAL AGOSTO 2014',28628,25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7</text:p>
          </table:table-cell>
          <table:table-cell table:style-name="ce6" office:value-type="float" office:value="49664.39">
            <text:p>49.664,39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080001','2014-08-31','---','-------------------------','6110800004507000001','SCGCMP','SNOANTMEN080001','D','PROVISION ANTIGUEDAD DE PRESTACIONES SOCIALES NOMINA MENSUAL AGOSTO 2014',49664,39,89);">
            <text:p>INSERT INTO scg_dt_cmp VALUES('0001','SCGCMP','SNOANTMEN080001','2014-08-31','---','-------------------------','6110800004507000001','SCGCMP','SNOANTMEN080001','D','PROVISION ANTIGUEDAD DE PRESTACIONES SOCIALES NOMINA MENSUAL AGOSTO 2014',49664,39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906</text:p>
          </table:table-cell>
          <table:table-cell table:style-name="ce6" office:value-type="float" office:value="6633.69">
            <text:p>6.633,69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080001','2014-08-31','---','-------------------------','6110800002906000001','SCGCMP','SNOANTMEN080001','D','PROVISION ANTIGUEDAD DE PRESTACIONES SOCIALES NOMINA MENSUAL AGOSTO 2014',6633,69,90);">
            <text:p>INSERT INTO scg_dt_cmp VALUES('0001','SCGCMP','SNOANTMEN080001','2014-08-31','---','-------------------------','6110800002906000001','SCGCMP','SNOANTMEN080001','D','PROVISION ANTIGUEDAD DE PRESTACIONES SOCIALES NOMINA MENSUAL AGOSTO 2014',6633,69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702</text:p>
          </table:table-cell>
          <table:table-cell table:style-name="ce6" office:value-type="float" office:value="59479.68">
            <text:p>59.479,68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080001','2014-08-31','---','-------------------------','6110800003702000001','SCGCMP','SNOANTMEN080001','D','PROVISION ANTIGUEDAD DE PRESTACIONES SOCIALES NOMINA MENSUAL AGOSTO 2014',59479,68,91);">
            <text:p>INSERT INTO scg_dt_cmp VALUES('0001','SCGCMP','SNOANTMEN080001','2014-08-31','---','-------------------------','6110800003702000001','SCGCMP','SNOANTMEN080001','D','PROVISION ANTIGUEDAD DE PRESTACIONES SOCIALES NOMINA MENSUAL AGOSTO 2014',59479,68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801</text:p>
          </table:table-cell>
          <table:table-cell table:style-name="ce6" office:value-type="float" office:value="42362.45">
            <text:p>42.362,45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080001','2014-08-31','---','-------------------------','6110800003801000001','SCGCMP','SNOANTMEN080001','D','PROVISION ANTIGUEDAD DE PRESTACIONES SOCIALES NOMINA MENSUAL AGOSTO 2014',42362,45,92);">
            <text:p>INSERT INTO scg_dt_cmp VALUES('0001','SCGCMP','SNOANTMEN080001','2014-08-31','---','-------------------------','6110800003801000001','SCGCMP','SNOANTMEN080001','D','PROVISION ANTIGUEDAD DE PRESTACIONES SOCIALES NOMINA MENSUAL AGOSTO 2014',42362,45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600</text:p>
          </table:table-cell>
          <table:table-cell table:style-name="ce6" office:value-type="float" office:value="13117.66">
            <text:p>13.117,66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080001','2014-08-31','---','-------------------------','6110800004600000001','SCGCMP','SNOANTMEN080001','D','PROVISION ANTIGUEDAD DE PRESTACIONES SOCIALES NOMINA MENSUAL AGOSTO 2014',13117,66,93);">
            <text:p>INSERT INTO scg_dt_cmp VALUES('0001','SCGCMP','SNOANTMEN080001','2014-08-31','---','-------------------------','6110800004600000001','SCGCMP','SNOANTMEN080001','D','PROVISION ANTIGUEDAD DE PRESTACIONES SOCIALES NOMINA MENSUAL AGOSTO 2014',13117,66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601</text:p>
          </table:table-cell>
          <table:table-cell table:style-name="ce6" office:value-type="float" office:value="41787.49">
            <text:p>41.787,49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080001','2014-08-31','---','-------------------------','6110800002601000001','SCGCMP','SNOANTMEN080001','D','PROVISION ANTIGUEDAD DE PRESTACIONES SOCIALES NOMINA MENSUAL AGOSTO 2014',41787,49,94);">
            <text:p>INSERT INTO scg_dt_cmp VALUES('0001','SCGCMP','SNOANTMEN080001','2014-08-31','---','-------------------------','6110800002601000001','SCGCMP','SNOANTMEN080001','D','PROVISION ANTIGUEDAD DE PRESTACIONES SOCIALES NOMINA MENSUAL AGOSTO 2014',41787,49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000</text:p>
          </table:table-cell>
          <table:table-cell table:style-name="ce6" office:value-type="float" office:value="5071.53">
            <text:p>5.071,53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080001','2014-08-31','---','-------------------------','6110800004000000001','SCGCMP','SNOANTMEN080001','D','PROVISION ANTIGUEDAD DE PRESTACIONES SOCIALES NOMINA MENSUAL AGOSTO 2014',5071,53,95);">
            <text:p>INSERT INTO scg_dt_cmp VALUES('0001','SCGCMP','SNOANTMEN080001','2014-08-31','---','-------------------------','6110800004000000001','SCGCMP','SNOANTMEN080001','D','PROVISION ANTIGUEDAD DE PRESTACIONES SOCIALES NOMINA MENSUAL AGOSTO 2014',5071,53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407</text:p>
          </table:table-cell>
          <table:table-cell table:style-name="ce6" office:value-type="float" office:value="3935.71">
            <text:p>3.935,71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080001','2014-08-31','---','-------------------------','6110800002407000001','SCGCMP','SNOANTMEN080001','D','PROVISION ANTIGUEDAD DE PRESTACIONES SOCIALES NOMINA MENSUAL AGOSTO 2014',3935,71,96);">
            <text:p>INSERT INTO scg_dt_cmp VALUES('0001','SCGCMP','SNOANTMEN080001','2014-08-31','---','-------------------------','6110800002407000001','SCGCMP','SNOANTMEN080001','D','PROVISION ANTIGUEDAD DE PRESTACIONES SOCIALES NOMINA MENSUAL AGOSTO 2014',3935,71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901</text:p>
          </table:table-cell>
          <table:table-cell table:style-name="ce6" office:value-type="float" office:value="15852.31">
            <text:p>15.852,31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080001','2014-08-31','---','-------------------------','6110800003901000001','SCGCMP','SNOANTMEN080001','D','PROVISION ANTIGUEDAD DE PRESTACIONES SOCIALES NOMINA MENSUAL AGOSTO 2014',15852,31,97);">
            <text:p>INSERT INTO scg_dt_cmp VALUES('0001','SCGCMP','SNOANTMEN080001','2014-08-31','---','-------------------------','6110800003901000001','SCGCMP','SNOANTMEN080001','D','PROVISION ANTIGUEDAD DE PRESTACIONES SOCIALES NOMINA MENSUAL AGOSTO 2014',15852,31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404</text:p>
          </table:table-cell>
          <table:table-cell table:style-name="ce6" office:value-type="float" office:value="57064.06">
            <text:p>57.064,06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080001','2014-08-31','---','-------------------------','6110800002404000001','SCGCMP','SNOANTMEN080001','D','PROVISION ANTIGUEDAD DE PRESTACIONES SOCIALES NOMINA MENSUAL AGOSTO 2014',57064,06,98);">
            <text:p>INSERT INTO scg_dt_cmp VALUES('0001','SCGCMP','SNOANTMEN080001','2014-08-31','---','-------------------------','6110800002404000001','SCGCMP','SNOANTMEN080001','D','PROVISION ANTIGUEDAD DE PRESTACIONES SOCIALES NOMINA MENSUAL AGOSTO 2014',57064,06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807</text:p>
          </table:table-cell>
          <table:table-cell table:style-name="ce6" office:value-type="float" office:value="4480">
            <text:p>4.480,00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080001','2014-08-31','---','-------------------------','6110800002807000001','SCGCMP','SNOANTMEN080001','D','PROVISION ANTIGUEDAD DE PRESTACIONES SOCIALES NOMINA MENSUAL AGOSTO 2014',4480,99);">
            <text:p>INSERT INTO scg_dt_cmp VALUES('0001','SCGCMP','SNOANTMEN080001','2014-08-31','---','-------------------------','6110800002807000001','SCGCMP','SNOANTMEN080001','D','PROVISION ANTIGUEDAD DE PRESTACIONES SOCIALES NOMINA MENSUAL AGOSTO 2014',4480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804</text:p>
          </table:table-cell>
          <table:table-cell table:style-name="ce6" office:value-type="float" office:value="24917.97">
            <text:p>24.917,97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080001','2014-08-31','---','-------------------------','6110800002804000001','SCGCMP','SNOANTMEN080001','D','PROVISION ANTIGUEDAD DE PRESTACIONES SOCIALES NOMINA MENSUAL AGOSTO 2014',24917,97,100);">
            <text:p>INSERT INTO scg_dt_cmp VALUES('0001','SCGCMP','SNOANTMEN080001','2014-08-31','---','-------------------------','6110800002804000001','SCGCMP','SNOANTMEN080001','D','PROVISION ANTIGUEDAD DE PRESTACIONES SOCIALES NOMINA MENSUAL AGOSTO 2014',24917,97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202</text:p>
          </table:table-cell>
          <table:table-cell table:style-name="ce6" office:value-type="float" office:value="55743.33">
            <text:p>55.743,33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080001','2014-08-31','---','-------------------------','6110800003202000001','SCGCMP','SNOANTMEN080001','D','PROVISION ANTIGUEDAD DE PRESTACIONES SOCIALES NOMINA MENSUAL AGOSTO 2014',55743,33,101);">
            <text:p>INSERT INTO scg_dt_cmp VALUES('0001','SCGCMP','SNOANTMEN080001','2014-08-31','---','-------------------------','6110800003202000001','SCGCMP','SNOANTMEN080001','D','PROVISION ANTIGUEDAD DE PRESTACIONES SOCIALES NOMINA MENSUAL AGOSTO 2014',55743,33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401</text:p>
          </table:table-cell>
          <table:table-cell table:style-name="ce6" office:value-type="float" office:value="36276.65">
            <text:p>36.276,65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080001','2014-08-31','---','-------------------------','6110800002401000001','SCGCMP','SNOANTMEN080001','D','PROVISION ANTIGUEDAD DE PRESTACIONES SOCIALES NOMINA MENSUAL AGOSTO 2014',36276,65,102);">
            <text:p>INSERT INTO scg_dt_cmp VALUES('0001','SCGCMP','SNOANTMEN080001','2014-08-31','---','-------------------------','6110800002401000001','SCGCMP','SNOANTMEN080001','D','PROVISION ANTIGUEDAD DE PRESTACIONES SOCIALES NOMINA MENSUAL AGOSTO 2014',36276,65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700</text:p>
          </table:table-cell>
          <table:table-cell table:style-name="ce6" office:value-type="float" office:value="6297.87">
            <text:p>6.297,87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080001','2014-08-31','---','-------------------------','6110800003700000001','SCGCMP','SNOANTMEN080001','D','PROVISION ANTIGUEDAD DE PRESTACIONES SOCIALES NOMINA MENSUAL AGOSTO 2014',6297,87,103);">
            <text:p>INSERT INTO scg_dt_cmp VALUES('0001','SCGCMP','SNOANTMEN080001','2014-08-31','---','-------------------------','6110800003700000001','SCGCMP','SNOANTMEN080001','D','PROVISION ANTIGUEDAD DE PRESTACIONES SOCIALES NOMINA MENSUAL AGOSTO 2014',6297,87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001</text:p>
          </table:table-cell>
          <table:table-cell table:style-name="ce6" office:value-type="float" office:value="76446.97">
            <text:p>76.446,97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080001','2014-08-31','---','-------------------------','6110800002001000001','SCGCMP','SNOANTMEN080001','D','PROVISION ANTIGUEDAD DE PRESTACIONES SOCIALES NOMINA MENSUAL AGOSTO 2014',76446,97,104);">
            <text:p>INSERT INTO scg_dt_cmp VALUES('0001','SCGCMP','SNOANTMEN080001','2014-08-31','---','-------------------------','6110800002001000001','SCGCMP','SNOANTMEN080001','D','PROVISION ANTIGUEDAD DE PRESTACIONES SOCIALES NOMINA MENSUAL AGOSTO 2014',76446,97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803</text:p>
          </table:table-cell>
          <table:table-cell table:style-name="ce6" office:value-type="float" office:value="35042.42">
            <text:p>35.042,42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080001','2014-08-31','---','-------------------------','6110800003803000001','SCGCMP','SNOANTMEN080001','D','PROVISION ANTIGUEDAD DE PRESTACIONES SOCIALES NOMINA MENSUAL AGOSTO 2014',35042,42,105);">
            <text:p>INSERT INTO scg_dt_cmp VALUES('0001','SCGCMP','SNOANTMEN080001','2014-08-31','---','-------------------------','6110800003803000001','SCGCMP','SNOANTMEN080001','D','PROVISION ANTIGUEDAD DE PRESTACIONES SOCIALES NOMINA MENSUAL AGOSTO 2014',35042,42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406</text:p>
          </table:table-cell>
          <table:table-cell table:style-name="ce6" office:value-type="float" office:value="59633.02">
            <text:p>59.633,02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080001','2014-08-31','---','-------------------------','6110800002406000001','SCGCMP','SNOANTMEN080001','D','PROVISION ANTIGUEDAD DE PRESTACIONES SOCIALES NOMINA MENSUAL AGOSTO 2014',59633,02,106);">
            <text:p>INSERT INTO scg_dt_cmp VALUES('0001','SCGCMP','SNOANTMEN080001','2014-08-31','---','-------------------------','6110800002406000001','SCGCMP','SNOANTMEN080001','D','PROVISION ANTIGUEDAD DE PRESTACIONES SOCIALES NOMINA MENSUAL AGOSTO 2014',59633,02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100</text:p>
          </table:table-cell>
          <table:table-cell table:style-name="ce6" office:value-type="float" office:value="9797.2">
            <text:p>9.797,20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080001','2014-08-31','---','-------------------------','6110800002100000001','SCGCMP','SNOANTMEN080001','D','PROVISION ANTIGUEDAD DE PRESTACIONES SOCIALES NOMINA MENSUAL AGOSTO 2014',9797,2,107);">
            <text:p>INSERT INTO scg_dt_cmp VALUES('0001','SCGCMP','SNOANTMEN080001','2014-08-31','---','-------------------------','6110800002100000001','SCGCMP','SNOANTMEN080001','D','PROVISION ANTIGUEDAD DE PRESTACIONES SOCIALES NOMINA MENSUAL AGOSTO 2014',9797,2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000</text:p>
          </table:table-cell>
          <table:table-cell table:style-name="ce6" office:value-type="float" office:value="35000.09">
            <text:p>35.000,09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080001','2014-08-31','---','-------------------------','6110800003000000001','SCGCMP','SNOANTMEN080001','D','PROVISION ANTIGUEDAD DE PRESTACIONES SOCIALES NOMINA MENSUAL AGOSTO 2014',35000,09,108);">
            <text:p>INSERT INTO scg_dt_cmp VALUES('0001','SCGCMP','SNOANTMEN080001','2014-08-31','---','-------------------------','6110800003000000001','SCGCMP','SNOANTMEN080001','D','PROVISION ANTIGUEDAD DE PRESTACIONES SOCIALES NOMINA MENSUAL AGOSTO 2014',35000,09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700</text:p>
          </table:table-cell>
          <table:table-cell table:style-name="ce6" office:value-type="float" office:value="26453.97">
            <text:p>26.453,97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080001','2014-08-31','---','-------------------------','6110800004700000001','SCGCMP','SNOANTMEN080001','D','PROVISION ANTIGUEDAD DE PRESTACIONES SOCIALES NOMINA MENSUAL AGOSTO 2014',26453,97,109);">
            <text:p>INSERT INTO scg_dt_cmp VALUES('0001','SCGCMP','SNOANTMEN080001','2014-08-31','---','-------------------------','6110800004700000001','SCGCMP','SNOANTMEN080001','D','PROVISION ANTIGUEDAD DE PRESTACIONES SOCIALES NOMINA MENSUAL AGOSTO 2014',26453,97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702</text:p>
          </table:table-cell>
          <table:table-cell table:style-name="ce6" office:value-type="float" office:value="19222.17">
            <text:p>19.222,17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080001','2014-08-31','---','-------------------------','6110800002702000001','SCGCMP','SNOANTMEN080001','D','PROVISION ANTIGUEDAD DE PRESTACIONES SOCIALES NOMINA MENSUAL AGOSTO 2014',19222,17,110);">
            <text:p>INSERT INTO scg_dt_cmp VALUES('0001','SCGCMP','SNOANTMEN080001','2014-08-31','---','-------------------------','6110800002702000001','SCGCMP','SNOANTMEN080001','D','PROVISION ANTIGUEDAD DE PRESTACIONES SOCIALES NOMINA MENSUAL AGOSTO 2014',19222,17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002</text:p>
          </table:table-cell>
          <table:table-cell table:style-name="ce6" office:value-type="float" office:value="44419.16">
            <text:p>44.419,16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080001','2014-08-31','---','-------------------------','6110800003002000001','SCGCMP','SNOANTMEN080001','D','PROVISION ANTIGUEDAD DE PRESTACIONES SOCIALES NOMINA MENSUAL AGOSTO 2014',44419,16,111);">
            <text:p>INSERT INTO scg_dt_cmp VALUES('0001','SCGCMP','SNOANTMEN080001','2014-08-31','---','-------------------------','6110800003002000001','SCGCMP','SNOANTMEN080001','D','PROVISION ANTIGUEDAD DE PRESTACIONES SOCIALES NOMINA MENSUAL AGOSTO 2014',44419,16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700</text:p>
          </table:table-cell>
          <table:table-cell table:style-name="ce6" office:value-type="float" office:value="43322.25">
            <text:p>43.322,25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080001','2014-08-31','---','-------------------------','6110800002700000001','SCGCMP','SNOANTMEN080001','D','PROVISION ANTIGUEDAD DE PRESTACIONES SOCIALES NOMINA MENSUAL AGOSTO 2014',43322,25,112);">
            <text:p>INSERT INTO scg_dt_cmp VALUES('0001','SCGCMP','SNOANTMEN080001','2014-08-31','---','-------------------------','6110800002700000001','SCGCMP','SNOANTMEN080001','D','PROVISION ANTIGUEDAD DE PRESTACIONES SOCIALES NOMINA MENSUAL AGOSTO 2014',43322,25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900</text:p>
          </table:table-cell>
          <table:table-cell table:style-name="ce6" office:value-type="float" office:value="10175.21">
            <text:p>10.175,21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080001','2014-08-31','---','-------------------------','6110800003900000001','SCGCMP','SNOANTMEN080001','D','PROVISION ANTIGUEDAD DE PRESTACIONES SOCIALES NOMINA MENSUAL AGOSTO 2014',10175,21,113);">
            <text:p>INSERT INTO scg_dt_cmp VALUES('0001','SCGCMP','SNOANTMEN080001','2014-08-31','---','-------------------------','6110800003900000001','SCGCMP','SNOANTMEN080001','D','PROVISION ANTIGUEDAD DE PRESTACIONES SOCIALES NOMINA MENSUAL AGOSTO 2014',10175,21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1302</text:p>
          </table:table-cell>
          <table:table-cell table:style-name="ce6" office:value-type="float" office:value="3440.03">
            <text:p>3.440,03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080001','2014-08-31','---','-------------------------','6110800001302000001','SCGCMP','SNOANTMEN080001','D','PROVISION ANTIGUEDAD DE PRESTACIONES SOCIALES NOMINA MENSUAL AGOSTO 2014',3440,03,114);">
            <text:p>INSERT INTO scg_dt_cmp VALUES('0001','SCGCMP','SNOANTMEN080001','2014-08-31','---','-------------------------','6110800001302000001','SCGCMP','SNOANTMEN080001','D','PROVISION ANTIGUEDAD DE PRESTACIONES SOCIALES NOMINA MENSUAL AGOSTO 2014',3440,03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302</text:p>
          </table:table-cell>
          <table:table-cell table:style-name="ce6" office:value-type="float" office:value="16220.56">
            <text:p>16.220,56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080001','2014-08-31','---','-------------------------','6110800003302000001','SCGCMP','SNOANTMEN080001','D','PROVISION ANTIGUEDAD DE PRESTACIONES SOCIALES NOMINA MENSUAL AGOSTO 2014',16220,56,115);">
            <text:p>INSERT INTO scg_dt_cmp VALUES('0001','SCGCMP','SNOANTMEN080001','2014-08-31','---','-------------------------','6110800003302000001','SCGCMP','SNOANTMEN080001','D','PROVISION ANTIGUEDAD DE PRESTACIONES SOCIALES NOMINA MENSUAL AGOSTO 2014',16220,56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900</text:p>
          </table:table-cell>
          <table:table-cell table:style-name="ce6" office:value-type="float" office:value="48670.41">
            <text:p>48.670,41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080001','2014-08-31','---','-------------------------','6110800002900000001','SCGCMP','SNOANTMEN080001','D','PROVISION ANTIGUEDAD DE PRESTACIONES SOCIALES NOMINA MENSUAL AGOSTO 2014',48670,41,116);">
            <text:p>INSERT INTO scg_dt_cmp VALUES('0001','SCGCMP','SNOANTMEN080001','2014-08-31','---','-------------------------','6110800002900000001','SCGCMP','SNOANTMEN080001','D','PROVISION ANTIGUEDAD DE PRESTACIONES SOCIALES NOMINA MENSUAL AGOSTO 2014',48670,41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508</text:p>
          </table:table-cell>
          <table:table-cell table:style-name="ce6" office:value-type="float" office:value="34485.11">
            <text:p>34.485,11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080001','2014-08-31','---','-------------------------','6110800004508000001','SCGCMP','SNOANTMEN080001','D','PROVISION ANTIGUEDAD DE PRESTACIONES SOCIALES NOMINA MENSUAL AGOSTO 2014',34485,11,117);">
            <text:p>INSERT INTO scg_dt_cmp VALUES('0001','SCGCMP','SNOANTMEN080001','2014-08-31','---','-------------------------','6110800004508000001','SCGCMP','SNOANTMEN080001','D','PROVISION ANTIGUEDAD DE PRESTACIONES SOCIALES NOMINA MENSUAL AGOSTO 2014',34485,11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301</text:p>
          </table:table-cell>
          <table:table-cell table:style-name="ce6" office:value-type="float" office:value="236472.64">
            <text:p>236.472,64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080001','2014-08-31','---','-------------------------','6110800002301000001','SCGCMP','SNOANTMEN080001','D','PROVISION ANTIGUEDAD DE PRESTACIONES SOCIALES NOMINA MENSUAL AGOSTO 2014',236472,64,118);">
            <text:p>INSERT INTO scg_dt_cmp VALUES('0001','SCGCMP','SNOANTMEN080001','2014-08-31','---','-------------------------','6110800002301000001','SCGCMP','SNOANTMEN080001','D','PROVISION ANTIGUEDAD DE PRESTACIONES SOCIALES NOMINA MENSUAL AGOSTO 2014',236472,64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4101</text:p>
          </table:table-cell>
          <table:table-cell table:style-name="ce6" office:value-type="float" office:value="14770.09">
            <text:p>14.770,09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080001','2014-08-31','---','-------------------------','6110800004101000001','SCGCMP','SNOANTMEN080001','D','PROVISION ANTIGUEDAD DE PRESTACIONES SOCIALES NOMINA MENSUAL AGOSTO 2014',14770,09,119);">
            <text:p>INSERT INTO scg_dt_cmp VALUES('0001','SCGCMP','SNOANTMEN080001','2014-08-31','---','-------------------------','6110800004101000001','SCGCMP','SNOANTMEN080001','D','PROVISION ANTIGUEDAD DE PRESTACIONES SOCIALES NOMINA MENSUAL AGOSTO 2014',14770,09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302</text:p>
          </table:table-cell>
          <table:table-cell table:style-name="ce6" office:value-type="float" office:value="30716.45">
            <text:p>30.716,45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080001','2014-08-31','---','-------------------------','6110800002302000001','SCGCMP','SNOANTMEN080001','D','PROVISION ANTIGUEDAD DE PRESTACIONES SOCIALES NOMINA MENSUAL AGOSTO 2014',30716,45,120);">
            <text:p>INSERT INTO scg_dt_cmp VALUES('0001','SCGCMP','SNOANTMEN080001','2014-08-31','---','-------------------------','6110800002302000001','SCGCMP','SNOANTMEN080001','D','PROVISION ANTIGUEDAD DE PRESTACIONES SOCIALES NOMINA MENSUAL AGOSTO 2014',30716,45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202</text:p>
          </table:table-cell>
          <table:table-cell table:style-name="ce6" office:value-type="float" office:value="16976.44">
            <text:p>16.976,44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080001','2014-08-31','---','-------------------------','6110800002202000001','SCGCMP','SNOANTMEN080001','D','PROVISION ANTIGUEDAD DE PRESTACIONES SOCIALES NOMINA MENSUAL AGOSTO 2014',16976,44,121);">
            <text:p>INSERT INTO scg_dt_cmp VALUES('0001','SCGCMP','SNOANTMEN080001','2014-08-31','---','-------------------------','6110800002202000001','SCGCMP','SNOANTMEN080001','D','PROVISION ANTIGUEDAD DE PRESTACIONES SOCIALES NOMINA MENSUAL AGOSTO 2014',16976,44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603</text:p>
          </table:table-cell>
          <table:table-cell table:style-name="ce6" office:value-type="float" office:value="27674.78">
            <text:p>27.674,78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080001','2014-08-31','---','-------------------------','6110800002603000001','SCGCMP','SNOANTMEN080001','D','PROVISION ANTIGUEDAD DE PRESTACIONES SOCIALES NOMINA MENSUAL AGOSTO 2014',27674,78,122);">
            <text:p>INSERT INTO scg_dt_cmp VALUES('0001','SCGCMP','SNOANTMEN080001','2014-08-31','---','-------------------------','6110800002603000001','SCGCMP','SNOANTMEN080001','D','PROVISION ANTIGUEDAD DE PRESTACIONES SOCIALES NOMINA MENSUAL AGOSTO 2014',27674,78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803</text:p>
          </table:table-cell>
          <table:table-cell table:style-name="ce6" office:value-type="float" office:value="10703.59">
            <text:p>10.703,59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080001','2014-08-31','---','-------------------------','6110800002803000001','SCGCMP','SNOANTMEN080001','D','PROVISION ANTIGUEDAD DE PRESTACIONES SOCIALES NOMINA MENSUAL AGOSTO 2014',10703,59,123);">
            <text:p>INSERT INTO scg_dt_cmp VALUES('0001','SCGCMP','SNOANTMEN080001','2014-08-31','---','-------------------------','6110800002803000001','SCGCMP','SNOANTMEN080001','D','PROVISION ANTIGUEDAD DE PRESTACIONES SOCIALES NOMINA MENSUAL AGOSTO 2014',10703,59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703</text:p>
          </table:table-cell>
          <table:table-cell table:style-name="ce6" office:value-type="float" office:value="6868.19">
            <text:p>6.868,19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080001','2014-08-31','---','-------------------------','6110800002703000001','SCGCMP','SNOANTMEN080001','D','PROVISION ANTIGUEDAD DE PRESTACIONES SOCIALES NOMINA MENSUAL AGOSTO 2014',6868,19,124);">
            <text:p>INSERT INTO scg_dt_cmp VALUES('0001','SCGCMP','SNOANTMEN080001','2014-08-31','---','-------------------------','6110800002703000001','SCGCMP','SNOANTMEN080001','D','PROVISION ANTIGUEDAD DE PRESTACIONES SOCIALES NOMINA MENSUAL AGOSTO 2014',6868,19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201</text:p>
          </table:table-cell>
          <table:table-cell table:style-name="ce6" office:value-type="float" office:value="12339.19">
            <text:p>12.339,19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080001','2014-08-31','---','-------------------------','6110800002201000001','SCGCMP','SNOANTMEN080001','D','PROVISION ANTIGUEDAD DE PRESTACIONES SOCIALES NOMINA MENSUAL AGOSTO 2014',12339,19,125);">
            <text:p>INSERT INTO scg_dt_cmp VALUES('0001','SCGCMP','SNOANTMEN080001','2014-08-31','---','-------------------------','6110800002201000001','SCGCMP','SNOANTMEN080001','D','PROVISION ANTIGUEDAD DE PRESTACIONES SOCIALES NOMINA MENSUAL AGOSTO 2014',12339,19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2403</text:p>
          </table:table-cell>
          <table:table-cell table:style-name="ce6" office:value-type="float" office:value="237739.08">
            <text:p>237.739,08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080001','2014-08-31','---','-------------------------','6110800002403000001','SCGCMP','SNOANTMEN080001','D','PROVISION ANTIGUEDAD DE PRESTACIONES SOCIALES NOMINA MENSUAL AGOSTO 2014',237739,08,126);">
            <text:p>INSERT INTO scg_dt_cmp VALUES('0001','SCGCMP','SNOANTMEN080001','2014-08-31','---','-------------------------','6110800002403000001','SCGCMP','SNOANTMEN080001','D','PROVISION ANTIGUEDAD DE PRESTACIONES SOCIALES NOMINA MENSUAL AGOSTO 2014',237739,08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3303</text:p>
          </table:table-cell>
          <table:table-cell table:style-name="ce6" office:value-type="float" office:value="41116.81">
            <text:p>41.116,81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080001','2014-08-31','---','-------------------------','6110800003303000001','SCGCMP','SNOANTMEN080001','D','PROVISION ANTIGUEDAD DE PRESTACIONES SOCIALES NOMINA MENSUAL AGOSTO 2014',41116,81,127);">
            <text:p>INSERT INTO scg_dt_cmp VALUES('0001','SCGCMP','SNOANTMEN080001','2014-08-31','---','-------------------------','6110800003303000001','SCGCMP','SNOANTMEN080001','D','PROVISION ANTIGUEDAD DE PRESTACIONES SOCIALES NOMINA MENSUAL AGOSTO 2014',41116,81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1303</text:p>
          </table:table-cell>
          <table:table-cell table:style-name="ce6" office:value-type="float" office:value="55899.25">
            <text:p>55.899,25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080001','2014-08-31','---','-------------------------','6110800001303000001','SCGCMP','SNOANTMEN080001','D','PROVISION ANTIGUEDAD DE PRESTACIONES SOCIALES NOMINA MENSUAL AGOSTO 2014',55899,25,128);">
            <text:p>INSERT INTO scg_dt_cmp VALUES('0001','SCGCMP','SNOANTMEN080001','2014-08-31','---','-------------------------','6110800001303000001','SCGCMP','SNOANTMEN080001','D','PROVISION ANTIGUEDAD DE PRESTACIONES SOCIALES NOMINA MENSUAL AGOSTO 2014',55899,25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80001</text:p>
          </table:table-cell>
          <table:table-cell table:style-name="ce3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080001">
            <text:p>SNOANTMEN08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GOSTO 2014</text:p>
          </table:table-cell>
          <table:table-cell table:style-name="ce4" office:value-type="string">
            <text:p>1201</text:p>
          </table:table-cell>
          <table:table-cell table:style-name="ce6" office:value-type="float" office:value="17130.18">
            <text:p>17.130,18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080001','2014-08-31','---','-------------------------','6110800001201000001','SCGCMP','SNOANTMEN080001','D','PROVISION ANTIGUEDAD DE PRESTACIONES SOCIALES NOMINA MENSUAL AGOSTO 2014',17130,18,129);">
            <text:p>INSERT INTO scg_dt_cmp VALUES('0001','SCGCMP','SNOANTMEN080001','2014-08-31','---','-------------------------','6110800001201000001','SCGCMP','SNOANTMEN080001','D','PROVISION ANTIGUEDAD DE PRESTACIONES SOCIALES NOMINA MENSUAL AGOSTO 2014',17130,18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080001">
            <text:p>SNOANTMEN080001</text:p>
          </table:table-cell>
          <table:table-cell table:formula="of:=[Hoja1.D3]" office:value-type="string" office:string-value="2014-08-31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AGOSTO 2014">
            <text:p>PROVISION ANTIGUEDAD DE PRESTACIONES SOCIALES NOMINA MENSUAL AGOST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5309433.5">
            <text:p>5.309.433,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080001','2014-08-31','---','-------------------------','PROVISION ANTIGUEDAD DE PRESTACIONES SOCIALES NOMINA MENSUAL AGOSTO 2014',1,'-','----------','----------',5309433,5,0,0,0,'--','SIGESP');">
            <text:p>INSERT INTO sigesp_cmp VALUES('0001','SCGCMP','SNOANTMEN080001','2014-08-31','---','-------------------------','PROVISION ANTIGUEDAD DE PRESTACIONES SOCIALES NOMINA MENSUAL AGOSTO 2014',1,'-','----------','----------',5309433,5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8:59:16</dc:date>
    <dc:creator>Sistema </dc:creator>
    <meta:editing-duration>PT2H22M43S</meta:editing-duration>
    <meta:editing-cycles>22</meta:editing-cycles>
    <meta:generator>LibreOffice/3.5$Linux_X86_64 LibreOffice_project/350m1$Build-2</meta:generator>
    <meta:document-statistic meta:table-count="2" meta:cell-count="2003" meta:object-count="0"/>
  </office:meta>
</office:document-meta>
</file>